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1000000274B0461F90.png"/>
  <manifest:file-entry manifest:media-type="image/png" manifest:full-path="Pictures/1000000000001ADE00000CF6FDCC4AC9.png"/>
  <manifest:file-entry manifest:media-type="image/png" manifest:full-path="Pictures/10000201000000BB00000096453DFAC0.png"/>
  <manifest:file-entry manifest:media-type="image/png" manifest:full-path="Pictures/100002010000019C0000016380484A94.png"/>
  <manifest:file-entry manifest:media-type="image/png" manifest:full-path="Pictures/1000000000001AEA00000CFA39708C9B.png"/>
  <manifest:file-entry manifest:media-type="image/png" manifest:full-path="Pictures/1000020100000320000001021A6ADA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c0c0c0" draw:fill="solid" draw:fill-color="#c0c0c0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cm, 1.3cm, 1.3cm, 1.3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1.479cm" fo:min-width="5.114cm" fo:padding-top="0cm" fo:padding-bottom="0cm" fo:padding-left="0cm" fo:padding-right="0cm" draw:shadow="hidden"/>
    </style:style>
    <style:style style:name="gr5" style:family="graphic" style:parent-style-name="standard">
      <style:graphic-properties draw:stroke="solid" svg:stroke-color="#314004" draw:fill="solid" draw:fill-color="#c8d75e" draw:opacity="80%" draw:textarea-horizontal-align="center" draw:textarea-vertical-align="top" draw:auto-grow-height="true" draw:auto-grow-width="true" fo:min-height="0.354cm" fo:min-width="2.515cm" fo:padding-top="0.025cm" fo:padding-bottom="0.025cm" fo:padding-left="0.025cm" fo:padding-right="0.025cm" draw:shadow-opacity="80%"/>
    </style:style>
    <style:style style:name="gr6" style:family="graphic" style:parent-style-name="standard">
      <style:graphic-properties draw:stroke="none" svg:stroke-color="#314004" draw:fill="solid" draw:fill-color="#4d4d4d" draw:opacity="80%" draw:textarea-horizontal-align="center" draw:textarea-vertical-align="top" draw:auto-grow-height="true" draw:auto-grow-width="true" fo:min-height="0.354cm" fo:min-width="2.515cm" fo:padding-top="0.025cm" fo:padding-bottom="0.025cm" fo:padding-left="0.025cm" fo:padding-right="0.025cm" draw:shadow="hidden" draw:shadow-opacity="80%"/>
    </style:style>
    <style:style style:name="gr7" style:family="graphic" style:parent-style-name="standard">
      <style:graphic-properties draw:stroke="none" svg:stroke-color="#314004" draw:fill="solid" draw:fill-color="#314004" draw:opacity="80%" draw:textarea-horizontal-align="center" draw:textarea-vertical-align="top" draw:auto-grow-height="true" draw:auto-grow-width="true" fo:min-height="0.354cm" fo:min-width="2.515cm" fo:padding-top="0.025cm" fo:padding-bottom="0.025cm" fo:padding-left="0.025cm" fo:padding-right="0.025cm" draw:shadow="hidden" draw:shadow-opacity="80%"/>
    </style:style>
    <style:style style:name="gr8" style:family="graphic" style:parent-style-name="standard">
      <style:graphic-properties draw:stroke="solid" svg:stroke-width="0cm" svg:stroke-color="#ff420e" draw:marker-start-width="0.2cm" draw:marker-end-width="0.2cm" draw:fill="solid" draw:fill-color="#ff950e" draw:opacity="80%" draw:textarea-horizontal-align="center" draw:textarea-vertical-align="top" draw:auto-grow-height="true" draw:auto-grow-width="true" fo:min-height="0.692cm" fo:min-width="2.515cm" fo:padding-top="0.025cm" fo:padding-bottom="0.025cm" fo:padding-left="0.025cm" fo:padding-right="0.025cm" draw:shadow-opacity="80%"/>
    </style:style>
    <style:style style:name="gr9" style:family="graphic" style:parent-style-name="standard">
      <style:graphic-properties draw:stroke="none" svg:stroke-width="0cm" svg:stroke-color="#ff420e" draw:marker-start-width="0.2cm" draw:marker-end-width="0.2cm" draw:fill="solid" draw:fill-color="#4d4d4d" draw:opacity="80%" draw:textarea-horizontal-align="center" draw:textarea-vertical-align="top" draw:auto-grow-height="true" draw:auto-grow-width="true" fo:min-height="0.692cm" fo:min-width="2.515cm" fo:padding-top="0.025cm" fo:padding-bottom="0.025cm" fo:padding-left="0.025cm" fo:padding-right="0.025cm" draw:shadow="hidden" draw:shadow-opacity="80%"/>
    </style:style>
    <style:style style:name="gr10" style:family="graphic" style:parent-style-name="standard">
      <style:graphic-properties draw:stroke="none" svg:stroke-width="0cm" svg:stroke-color="#ff420e" draw:marker-start-width="0.2cm" draw:marker-end-width="0.2cm" draw:fill="solid" draw:fill-color="#ff420e" draw:opacity="80%" draw:textarea-horizontal-align="center" draw:textarea-vertical-align="top" draw:auto-grow-height="true" draw:auto-grow-width="true" fo:min-height="0.692cm" fo:min-width="2.515cm" fo:padding-top="0.025cm" fo:padding-bottom="0.025cm" fo:padding-left="0.025cm" fo:padding-right="0.025cm" draw:shadow="hidden" draw:shadow-opacity="80%"/>
    </style:style>
    <style:style style:name="gr11" style:family="graphic" style:parent-style-name="standard">
      <style:graphic-properties draw:stroke="none" svg:stroke-color="#c0c0c0" draw:fill="solid" draw:fill-color="#c0c0c0" draw:textarea-horizontal-align="center" draw:textarea-vertical-align="middle" draw:auto-grow-height="false" fo:min-height="0.749cm" fo:min-width="0.499cm" draw:shadow="hidden"/>
    </style:style>
    <style:style style:name="gr12" style:family="graphic" style:parent-style-name="standard">
      <style:graphic-properties svg:stroke-color="#c0c0c0" draw:fill="none" draw:fill-color="#c0c0c0" draw:textarea-horizontal-align="center" draw:textarea-vertical-align="middle" draw:auto-grow-height="false" fo:min-height="0.749cm" fo:min-width="0.499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family-generic="swiss" style:font-pitch="variable" fo:font-size="5.5pt" style:font-size-asian="5.5pt" style:font-size-complex="5.5pt"/>
    </style:style>
    <style:style style:name="P3" style:family="paragraph">
      <style:text-properties fo:color="#314004" fo:font-family="Ubuntu" style:font-family-generic="swiss" style:font-pitch="variable" fo:font-size="8pt" fo:text-shadow="1pt 1pt" style:font-size-asian="8pt" style:font-size-complex="8pt" style:font-relief="none"/>
    </style:style>
    <style:style style:name="P4" style:family="paragraph">
      <style:paragraph-properties fo:text-align="center"/>
      <style:text-properties fo:color="#314004" fo:font-family="Ubuntu" style:font-family-generic="swiss" style:font-pitch="variable" fo:font-size="8pt" fo:text-shadow="1pt 1pt" style:font-size-asian="8pt" style:font-size-complex="8pt" style:font-relief="none"/>
    </style:style>
    <style:style style:name="P5" style:family="paragraph">
      <style:text-properties fo:color="#ff420e" fo:font-family="Ubuntu" style:font-family-generic="swiss" style:font-pitch="variable" fo:font-size="16pt" fo:text-shadow="1pt 1pt" style:font-size-asian="16pt" style:font-size-complex="16pt" style:font-relief="none"/>
    </style:style>
    <style:style style:name="P6" style:family="paragraph">
      <style:paragraph-properties fo:text-align="center"/>
      <style:text-properties fo:color="#ff420e" fo:font-family="Ubuntu" style:font-family-generic="swiss" style:font-pitch="variable" fo:font-size="16pt" fo:text-shadow="1pt 1pt" style:font-size-asian="16pt" style:font-size-complex="16pt" style:font-relief="none"/>
    </style:style>
  </office:automatic-styles>
  <office:body>
    <office:drawing>
      <draw:page draw:name="105%_Convert_Curve" draw:style-name="dp1" draw:master-page-name="Default">
        <draw:g>
          <draw:path draw:style-name="gr1" draw:text-style-name="P1" draw:layer="layout" svg:width="6.405cm" svg:height="1.599cm" svg:x="4.481cm" svg:y="12.391cm" svg:viewBox="0 0 6406 1600" svg:d="m6406 0c0 533 0 1067 0 1600-2135 0-4271 0-6406 0 0-533 0-1067 0-1600 2135 0 4271 0 6406 0z">
            <text:p/>
          </draw:path>
          <draw:path draw:style-name="gr1" draw:text-style-name="P1" draw:layer="layout" svg:width="6.405cm" svg:height="1.599cm" svg:x="4.481cm" svg:y="7.489cm" svg:viewBox="0 0 6406 1600" svg:d="m6406 0c0 533 0 1067 0 1600-2135 0-4271 0-6406 0 0-533 0-1067 0-1600 2135 0 4271 0 6406 0z">
            <text:p/>
          </draw:path>
          <draw:path draw:style-name="gr1" draw:text-style-name="P1" draw:layer="layout" svg:width="1.601cm" svg:height="3.198cm" svg:x="2.772cm" svg:y="9.138cm" svg:viewBox="0 0 1602 3199" svg:d="m1602 0c0 1066 0 2133 0 3199-534 0-1068 0-1602 0 0-1066 0-2133 0-3199 534 0 1068 0 1602 0z">
            <text:p/>
          </draw:path>
          <draw:path draw:style-name="gr1" draw:text-style-name="P1" draw:layer="layout" svg:width="1.601cm" svg:height="3.198cm" svg:x="10.994cm" svg:y="9.138cm" svg:viewBox="0 0 1602 3199" svg:d="m1602 0c0 1066 0 2133 0 3199-534 0-1068 0-1602 0 0-1066 0-2133 0-3199 534 0 1068 0 1602 0z">
            <text:p/>
          </draw:path>
          <draw:frame draw:style-name="gr2" draw:text-style-name="P1" draw:layer="layout" svg:width="6.194cm" svg:height="3.199cm" svg:x="4.587cm" svg:y="14.047cm">
            <draw:image xlink:href="Pictures/1000000000001ADE00000CF6FDCC4AC9.png" xlink:type="simple" xlink:show="embed" xlink:actuate="onLoad">
              <text:p/>
            </draw:image>
          </draw:frame>
          <draw:path draw:style-name="gr1" draw:text-style-name="P1" draw:layer="layout" svg:width="6.405cm" svg:height="1.491cm" svg:x="4.482cm" svg:y="17.302cm" svg:viewBox="0 0 6406 1492" svg:d="m6406 1492c-2135 0-4271 0-6406 0 0-497 0-995 0-1492 2135 0 4271 0 6406 0 0 497 0 995 0 1492z">
            <text:p/>
          </draw:path>
          <draw:frame draw:style-name="gr3" draw:text-style-name="P1" draw:layer="layout" svg:width="1.801cm" svg:height="1.472cm" draw:transform="rotate (1.5707963267946) translate (2.837cm 11.638cm)">
            <draw:image xlink:href="Pictures/100002010000019C0000016380484A94.png" xlink:type="simple" xlink:show="embed" xlink:actuate="onLoad">
              <text:p/>
            </draw:image>
          </draw:frame>
          <draw:frame draw:style-name="gr3" draw:text-style-name="P1" draw:layer="layout" svg:width="1.801cm" svg:height="1.472cm" draw:transform="rotate (-1.57079632679579) translate (12.51cm 9.837cm)">
            <draw:image xlink:href="Pictures/100002010000019C0000016380484A94.png" xlink:type="simple" xlink:show="embed" xlink:actuate="onLoad">
              <text:p/>
            </draw:image>
          </draw:frame>
          <draw:frame draw:style-name="gr2" draw:text-style-name="P1" draw:layer="layout" svg:width="-1.504cm" svg:height="-1.203cm" svg:x="6.215cm" svg:y="13.796cm">
            <draw:image xlink:href="Pictures/10000201000000BB00000096453DFAC0.png" xlink:type="simple" xlink:show="embed" xlink:actuate="onLoad">
              <text:p/>
            </draw:image>
          </draw:frame>
          <draw:frame draw:style-name="gr2" draw:text-style-name="P1" draw:layer="layout" svg:width="3.868cm" svg:height="1.244cm" draw:transform="rotate (3.1415926535892) translate (10.677cm 13.833cm)">
            <draw:image xlink:href="Pictures/1000020100000320000001021A6ADA54.png" xlink:type="simple" xlink:show="embed" xlink:actuate="onLoad">
              <text:p/>
            </draw:image>
          </draw:frame>
          <draw:g>
            <draw:path draw:style-name="gr4" draw:text-style-name="P2" draw:layer="layout" svg:width="0.042cm" svg:height="0.148cm" svg:x="4.647cm" svg:y="7.604cm" svg:viewBox="0 0 43 149" svg:d="m40 149h-36v-102h36zm3-30c0 5-2 9-6 12s-10 5-16 5-10-2-15-5-6-7-6-12 2-9 6-12 10-5 15-5 11 2 16 5 6 7 6 12z">
              <text:p/>
            </draw:path>
            <draw:path draw:style-name="gr4" draw:text-style-name="P2" draw:layer="layout" svg:width="0.114cm" svg:height="0.137cm" svg:x="4.71cm" svg:y="7.615cm" svg:viewBox="0 0 115 138" svg:d="m110 39c0 5-1 9-3 14s-6 9-10 13-8 8-13 12-9 8-14 11c-2 2-5 4-8 7s-5 4-8 6-5 5-7 7-3 4-4 5h72v24h-111c0-1 0-3 0-5s0-4 0-5c0-6 1-12 3-17s6-10 10-15 9-8 14-12 10-8 15-12c4-3 8-6 11-8s6-6 9-8 5-5 6-8 2-5 2-7c0-6-2-10-6-12s-9-4-15-4c-4 0-8 1-12 2s-7 2-10 4-6 3-8 4-4 3-5 4l-18-21c7-5 15-9 25-13s19-5 30-5c9 0 18 1 25 3s12 4 17 7 8 8 10 13 3 10 3 16z">
              <text:p/>
            </draw:path>
            <draw:path draw:style-name="gr4" draw:text-style-name="P2" draw:layer="layout" svg:width="0.113cm" svg:height="0.139cm" svg:x="4.849cm" svg:y="7.649cm" svg:viewBox="0 0 114 140" svg:d="m36 50c0 16 8 24 24 24 3 0 7 0 10-1s6-2 8-3v-46c-2 0-4-1-6-1s-5 0-8 0c-10 0-17 3-21 8s-7 11-7 19zm78 41c0 17-5 29-16 37s-26 12-48 12c-7 0-15-1-23-2-7-1-14-2-21-4l6-24c6 2 12 3 18 4s13 2 20 2c11 0 18-2 22-5 4-4 6-9 6-15v-3c-4 1-8 2-12 3s-8 1-13 1c-17 0-30-4-39-12s-14-20-14-35c0-8 1-14 4-21s7-11 13-15 12-8 20-10 17-4 27-4c4 0 8 0 13 0s9 1 13 2 9 1 13 2 8 1 11 2z">
              <text:p/>
            </draw:path>
            <draw:path draw:style-name="gr4" draw:text-style-name="P2" draw:layer="layout" svg:width="0.115cm" svg:height="0.139cm" svg:x="4.996cm" svg:y="7.649cm" svg:viewBox="0 0 116 140" svg:d="m79 54c0-9-2-16-7-21s-12-8-21-8c-3 0-6 0-9 0s-4 1-6 1v52c2 1 5 2 8 3s7 1 11 1c16 0 24-9 24-28zm37-1c0 8-1 15-3 22s-6 12-11 16-10 9-17 11c-6 3-14 4-23 4-5 0-9 0-14-1-4-1-8-2-12-3v38h-36v-134c3-1 7-2 11-2s8-2 13-2 9-1 14-2 9 0 13 0c11 0 20 1 28 4s15 6 20 10 10 11 13 17 4 14 4 22z">
              <text:p/>
            </draw:path>
            <draw:path draw:style-name="gr4" draw:text-style-name="P2" draw:layer="layout" svg:width="0.097cm" svg:height="0.107cm" svg:x="5.135cm" svg:y="7.648cm" svg:viewBox="0 0 98 108" svg:d="m44 85c6 0 11-1 14-2s4-3 4-6c0-2-2-4-6-6s-8-4-15-6c-6-2-11-4-16-6s-8-4-11-6-6-6-8-9-3-8-3-13c0-10 5-17 14-23s21-8 36-8c8 0 15 1 22 2s13 2 17 3l-6 22c-4-1-9-2-14-3s-10-1-16-1c-11 0-17 3-17 8 0 1 1 2 1 3s1 2 3 3 3 1 6 2 5 2 9 3c8 3 14 5 19 7s10 5 12 8 6 5 7 9 2 7 2 11c0 10-5 18-15 23-9 5-22 8-39 8-12 0-21-1-28-2s-13-3-16-4l6-23c6 2 12 3 19 4s12 2 19 2z">
              <text:p/>
            </draw:path>
            <draw:path draw:style-name="gr4" draw:text-style-name="P2" draw:layer="layout" svg:width="0.119cm" svg:height="0.023cm" svg:x="5.242cm" svg:y="7.765cm" svg:viewBox="0 0 120 24" svg:d="m0 0c40 0 80 0 120 0 0 8 0 16 0 24-40 0-80 0-120 0 0-8 0-16 0-24z">
              <text:p/>
            </draw:path>
            <draw:path draw:style-name="gr4" draw:text-style-name="P2" draw:layer="layout" svg:width="0.127cm" svg:height="0.101cm" svg:x="5.364cm" svg:y="7.651cm" svg:viewBox="0 0 128 102" svg:d="m47 102c-8-13-16-28-24-45s-16-37-23-57h38c2 5 3 10 6 16s4 12 6 18 5 12 7 18 5 10 7 15c2-5 4-10 7-15s5-12 7-18 5-12 7-18 4-11 6-16h37c-8 20-16 39-24 57s-17 32-25 45z">
              <text:p/>
            </draw:path>
            <draw:path draw:style-name="gr4" draw:text-style-name="P2" draw:layer="layout" svg:width="0.08cm" svg:height="0.133cm" svg:x="5.509cm" svg:y="7.619cm" svg:viewBox="0 0 81 134" svg:d="m0 28c5-2 10-3 15-5s10-5 15-7 9-5 13-8 9-5 12-8h26v134h-36v-97c-5 3-11 5-17 7s-11 4-17 6z">
              <text:p/>
            </draw:path>
            <draw:path draw:style-name="gr4" draw:text-style-name="P2" draw:layer="layout" svg:width="0.02cm" svg:height="0.187cm" svg:x="4.83cm" svg:y="7.839cm" svg:viewBox="0 0 21 188" svg:d="m0 0c7 0 14 0 21 0 0 63 0 125 0 188-7 0-14 0-21 0 0-63 0-125 0-188z">
              <text:p/>
            </draw:path>
            <draw:path draw:style-name="gr4" draw:text-style-name="P2" draw:layer="layout" svg:width="0.112cm" svg:height="0.14cm" svg:x="4.942cm" svg:y="7.853cm" svg:viewBox="0 0 113 141" svg:d="m51 125c25 0 37-7 37-20 0-5-1-8-3-11s-5-6-9-8-8-4-13-5-10-3-15-5c-6-2-12-4-17-6s-10-4-14-7-8-7-10-11-3-9-3-14c0-12 5-21 15-28s23-10 41-10c10 0 19 1 27 3s14 3 18 5l-7 15c-4-1-9-3-15-5s-15-2-24-2c-4 0-8 0-12 1s-7 2-10 4-6 3-7 6-3 5-3 8c0 4 1 7 3 10s4 4 7 6 7 4 12 5 9 3 14 4c7 3 14 5 20 7s11 5 16 9 8 7 10 11 4 10 4 17c0 12-6 21-16 27s-26 10-45 10c-7 0-13 0-19-1-5-1-10-2-14-3-5-1-9-2-12-3s-5-2-7-2l7-16c4 2 9 4 17 6s17 3 27 3z">
              <text:p/>
            </draw:path>
            <draw:path draw:style-name="gr4" draw:text-style-name="P2" draw:layer="layout" svg:width="0.073cm" svg:height="0.133cm" svg:x="5.082cm" svg:y="7.859cm" svg:viewBox="0 0 74 134" svg:d="m22 31h47v15h-47v47c0 5 1 9 2 12s2 6 4 8 4 3 7 4 6 1 10 1c7 0 12-1 16-2s7-2 9-2l4 15c-2 0-6 2-11 3-6 1-12 2-20 2s-15-1-21-3c-5-1-10-4-13-7s-6-8-7-13-2-11-2-18v-90l22-3z">
              <text:p/>
            </draw:path>
            <draw:path draw:style-name="gr4" draw:text-style-name="P2" draw:layer="layout" svg:width="0.096cm" svg:height="0.104cm" svg:x="5.175cm" svg:y="7.888cm" svg:viewBox="0 0 97 105" svg:d="m50 90c6 0 10 0 14 0s8-1 10-1v-31c-1 0-4-1-7-1s-8-1-13-1c-4 0-7 0-11 1s-7 1-10 2-6 3-8 5-3 5-3 9c0 6 3 11 8 13s12 4 20 4zm-1-90c9 0 16 1 22 3s11 4 15 8 7 7 8 12 3 10 3 15v63c-2 0-5 1-8 1s-8 1-12 1-9 1-14 2c-5 0-10 0-15 0-7 0-13-1-19-2s-11-3-15-5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4" draw:text-style-name="P2" draw:layer="layout" svg:width="0.099cm" svg:height="0.102cm" svg:x="5.309cm" svg:y="7.888cm" svg:viewBox="0 0 100 103" svg:d="m0 5c5-1 12-2 20-3s18-2 29-2c10 0 19 1 25 3s12 6 16 10 6 9 8 15 2 12 2 18v57h-22v-53c0-6 0-11-1-16s-3-8-6-10-5-5-9-6-9-2-15-2c-2 0-5 0-7 0s-5 0-8 1-4 0-6 0-3 1-4 1v85h-22z">
              <text:p/>
            </draw:path>
            <draw:path draw:style-name="gr4" draw:text-style-name="P2" draw:layer="layout" svg:width="0.109cm" svg:height="0.152cm" svg:x="5.444cm" svg:y="7.84cm" svg:viewBox="0 0 110 153" svg:d="m88 72c-3-2-7-4-12-5s-11-3-17-3-12 1-16 3-8 4-11 7-5 8-7 12-1 9-1 15c0 11 3 20 10 26s17 10 29 10c6 0 11 0 15-1s8-1 10-1zm0-132 22-3v148c-5 1-11 2-19 3s-18 2-28 2-18-1-26-4c-8-2-14-6-20-10s-10-10-13-17-4-13-4-21 1-15 4-22 6-12 11-16 10-9 17-11 15-4 24-4c8 0 14 1 20 2s9 3 12 5z">
              <text:p/>
            </draw:path>
            <draw:path draw:style-name="gr4" draw:text-style-name="P2" draw:layer="layout" svg:width="0.154cm" svg:height="0.133cm" svg:x="5.633cm" svg:y="7.857cm" svg:viewBox="0 0 155 134" svg:d="m129 134c-2-6-5-11-7-17s-6-11-8-17h-74l-16 34h-24c7-14 13-27 19-39s11-24 16-35 11-21 17-31 10-19 15-29h22c5 10 10 19 15 29s11 20 16 31 11 23 16 35 12 25 19 39zm-47-50c-5-11-11-22-16-32s-10-21-15-31c-5 10-10 20-15 31s-10 21-16 32z">
              <text:p/>
            </draw:path>
            <draw:path draw:style-name="gr4" draw:text-style-name="P2" draw:layer="layout" svg:width="0.04cm" svg:height="0.152cm" svg:x="5.813cm" svg:y="7.84cm" svg:viewBox="0 0 41 153" svg:d="m38 153c-14 0-24-3-29-7s-9-12-9-21v-122l22-3v122c0 3 1 5 1 7s2 4 3 5 4 2 6 3 5 1 9 1z">
              <text:p/>
            </draw:path>
            <draw:path draw:style-name="gr4" draw:text-style-name="P2" draw:layer="layout" svg:width="0.117cm" svg:height="0.105cm" svg:x="5.874cm" svg:y="7.888cm" svg:viewBox="0 0 118 106" svg:d="m118 53c0 8-2 15-5 22s-7 12-12 16-11 9-19 11c-7 3-15 4-23 4-9 0-17-1-24-4-7-2-13-6-18-11s-10-10-13-16-4-14-4-22 1-15 4-22 7-12 13-16 11-9 18-11 15-4 24-4 16 1 23 4 14 6 19 11 9 10 12 16 5 14 5 22zm-24 0c0-11-3-20-9-27s-15-10-26-10-20 3-26 10-9 16-9 27 3 20 9 27 15 10 26 10 19-3 26-10 9-16 9-27z">
              <text:p/>
            </draw:path>
            <draw:path draw:style-name="gr4" draw:text-style-name="P2" draw:layer="layout" svg:width="0.099cm" svg:height="0.102cm" svg:x="6.022cm" svg:y="7.888cm" svg:viewBox="0 0 100 103" svg:d="m0 5c5-1 12-2 20-3s18-2 29-2c10 0 19 1 25 3s12 6 16 10 6 9 8 15 2 12 2 18v57h-22v-53c0-6 0-11-1-16s-3-8-6-10-5-5-9-6-9-2-15-2c-2 0-5 0-7 0s-5 0-8 1-4 0-6 0-3 1-4 1v85h-22z">
              <text:p/>
            </draw:path>
            <draw:path draw:style-name="gr4" draw:text-style-name="P2" draw:layer="layout" svg:width="0.108cm" svg:height="0.104cm" svg:x="6.157cm" svg:y="7.888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154cm" svg:height="0.133cm" svg:x="6.341cm" svg:y="7.857cm" svg:viewBox="0 0 155 134" svg:d="m129 134c-2-6-5-11-7-17s-6-11-8-17h-74l-16 34h-24c7-14 13-27 19-39s11-24 16-35 11-21 17-31 10-19 15-29h22c5 10 10 19 15 29s11 20 16 31 11 23 16 35 12 25 19 39zm-47-50c-5-11-11-22-16-32s-10-21-15-31c-5 10-10 20-15 31s-10 21-16 32z">
              <text:p/>
            </draw:path>
            <draw:path draw:style-name="gr4" draw:text-style-name="P2" draw:layer="layout" svg:width="0.071cm" svg:height="0.102cm" svg:x="6.52cm" svg:y="7.888cm" svg:viewBox="0 0 72 103" svg:d="m47 0c2 0 4 0 6 0s5 1 8 1 4 1 6 1 4 1 5 1l-4 16c-2-1-5-1-9-2s-9-1-16-1c-4 0-8 0-13 1s-6 1-8 2v84h-22v-97c5-1 12-3 20-4s17-2 27-2z">
              <text:p/>
            </draw:path>
            <draw:path draw:style-name="gr4" draw:text-style-name="P2" draw:layer="layout" svg:width="0.109cm" svg:height="0.152cm" svg:x="6.608cm" svg:y="7.84cm" svg:viewBox="0 0 110 153" svg:d="m88 72c-3-2-7-4-12-5s-11-3-17-3-12 1-16 3-8 4-11 7-5 8-7 12-1 9-1 15c0 11 3 20 10 26s17 10 29 10c6 0 11 0 15-1s8-1 10-1zm0-132 22-3v148c-5 1-11 2-19 3s-18 2-28 2-18-1-26-4c-8-2-14-6-20-10s-10-10-13-17-4-13-4-21 1-15 4-22 6-12 11-16 10-9 17-11 15-4 24-4c8 0 14 1 20 2s9 3 12 5z">
              <text:p/>
            </draw:path>
            <draw:path draw:style-name="gr4" draw:text-style-name="P2" draw:layer="layout" svg:width="0.099cm" svg:height="0.102cm" svg:x="6.756cm" svg:y="7.89cm" svg:viewBox="0 0 100 103" svg:d="m100 98c-5 1-11 2-20 3s-18 2-29 2c-9 0-17-1-24-3-7-3-12-6-16-10s-7-9-8-15-3-12-3-18v-57h22v53c0 12 3 21 7 26s13 8 25 8c2 0 4 0 7 0s5 0 7-1 4 0 6 0 3-1 4-1v-85h22z">
              <text:p/>
            </draw:path>
            <draw:path draw:style-name="gr4" draw:text-style-name="P2" draw:layer="layout" svg:width="0.028cm" svg:height="0.142cm" svg:x="6.895cm" svg:y="7.848cm" svg:viewBox="0 0 29 143" svg:d="m26 143h-23v-101h23zm-12-18c-4 0-7-1-10-3s-4-5-4-9 1-7 4-9 6-3 10-3 8 1 11 3 4 5 4 9-2 7-4 9-7 3-11 3z">
              <text:p/>
            </draw:path>
            <draw:path draw:style-name="gr4" draw:text-style-name="P2" draw:layer="layout" svg:width="0.099cm" svg:height="0.102cm" svg:x="6.961cm" svg:y="7.888cm" svg:viewBox="0 0 100 103" svg:d="m0 5c5-1 12-2 20-3s18-2 29-2c10 0 19 1 25 3s12 6 16 10 6 9 8 15 2 12 2 18v57h-22v-53c0-6 0-11-1-16s-3-8-6-10-5-5-9-6-9-2-15-2c-2 0-5 0-7 0s-5 0-8 1-4 0-6 0-3 1-4 1v85h-22z">
              <text:p/>
            </draw:path>
            <draw:path draw:style-name="gr4" draw:text-style-name="P2" draw:layer="layout" svg:width="0.117cm" svg:height="0.105cm" svg:x="7.095cm" svg:y="7.888cm" svg:viewBox="0 0 118 106" svg:d="m118 53c0 8-2 15-5 22s-7 12-12 16-11 9-19 11c-7 3-15 4-23 4-9 0-17-1-24-4-7-2-13-6-18-11s-10-10-13-16-4-14-4-22 1-15 4-22 7-12 13-16 11-9 18-11 15-4 24-4 16 1 23 4 14 6 19 11 9 10 12 16 5 14 5 22zm-24 0c0-11-3-20-9-27s-15-10-26-10-20 3-26 10-9 16-9 27 3 20 9 27 15 10 26 10 19-3 26-10 9-16 9-27z">
              <text:p/>
            </draw:path>
            <draw:path draw:style-name="gr4" draw:text-style-name="P2" draw:layer="layout" svg:width="0.128cm" svg:height="0.14cm" svg:x="7.297cm" svg:y="7.853cm" svg:viewBox="0 0 129 141" svg:d="m78 141c-11 0-22-2-32-5-9-3-18-7-24-13s-13-14-16-22-6-19-6-30 2-22 6-31 10-16 18-22 15-10 25-13 20-5 30-5c7 0 13 0 19 1s10 2 14 3 8 2 10 3 5 2 6 2l-7 15c-2 0-4-1-6-2s-6-2-10-3-7-2-11-2-8-1-12-1c-9 0-17 1-24 4s-13 6-18 11-9 10-11 17-4 14-4 23c0 8 1 15 3 22s6 12 11 17 10 8 17 11 15 4 24 4c11 0 20-1 27-3s12-3 16-5l6 15c-1 1-3 2-6 3s-7 2-11 3-9 1-15 2-12 1-19 1z">
              <text:p/>
            </draw:path>
            <draw:path draw:style-name="gr4" draw:text-style-name="P2" draw:layer="layout" svg:width="0.04cm" svg:height="0.152cm" svg:x="7.454cm" svg:y="7.84cm" svg:viewBox="0 0 41 153" svg:d="m38 153c-14 0-24-3-29-7s-9-12-9-21v-122l22-3v122c0 3 1 5 1 7s2 4 3 5 4 2 6 3 5 1 9 1z">
              <text:p/>
            </draw:path>
            <draw:path draw:style-name="gr4" draw:text-style-name="P2" draw:layer="layout" svg:width="0.117cm" svg:height="0.105cm" svg:x="7.515cm" svg:y="7.888cm" svg:viewBox="0 0 118 106" svg:d="m118 53c0 8-2 15-5 22s-7 12-12 16-11 9-19 11c-7 3-15 4-23 4-9 0-17-1-24-4-7-2-13-6-18-11s-10-10-13-16-4-14-4-22 1-15 4-22 7-12 13-16 11-9 18-11 15-4 24-4 16 1 23 4 14 6 19 11 9 10 12 16 5 14 5 22zm-24 0c0-11-3-20-9-27s-15-10-26-10-20 3-26 10-9 16-9 27 3 20 9 27 15 10 26 10 19-3 26-10 9-16 9-27z">
              <text:p/>
            </draw:path>
            <draw:path draw:style-name="gr4" draw:text-style-name="P2" draw:layer="layout" svg:width="0.099cm" svg:height="0.102cm" svg:x="7.664cm" svg:y="7.888cm" svg:viewBox="0 0 100 103" svg:d="m0 5c5-1 12-2 20-3s18-2 29-2c10 0 19 1 25 3s12 6 16 10 6 9 8 15 2 12 2 18v57h-22v-53c0-6 0-11-1-16s-3-8-6-10-5-5-9-6-9-2-15-2c-2 0-5 0-7 0s-5 0-8 1-4 0-6 0-3 1-4 1v85h-22z">
              <text:p/>
            </draw:path>
            <draw:path draw:style-name="gr4" draw:text-style-name="P2" draw:layer="layout" svg:width="0.108cm" svg:height="0.104cm" svg:x="7.799cm" svg:y="7.888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02cm" svg:height="0.187cm" svg:x="8.003cm" svg:y="7.839cm" svg:viewBox="0 0 21 188" svg:d="m0 0c7 0 14 0 21 0 0 63 0 125 0 188-7 0-14 0-21 0 0-63 0-125 0-188z">
              <text:p/>
            </draw:path>
            <draw:path draw:style-name="gr4" draw:text-style-name="P2" draw:layer="layout" svg:width="0.099cm" svg:height="0.102cm" svg:x="8.125cm" svg:y="7.89cm" svg:viewBox="0 0 100 103" svg:d="m100 98c-5 1-11 2-20 3s-18 2-29 2c-9 0-17-1-24-3-7-3-12-6-16-10s-7-9-8-15-3-12-3-18v-57h22v53c0 12 3 21 7 26s13 8 25 8c2 0 4 0 7 0s5 0 7-1 4 0 6 0 3-1 4-1v-85h22z">
              <text:p/>
            </draw:path>
            <draw:path draw:style-name="gr4" draw:text-style-name="P2" draw:layer="layout" svg:width="0.112cm" svg:height="0.14cm" svg:x="8.256cm" svg:y="7.853cm" svg:viewBox="0 0 113 141" svg:d="m51 125c25 0 37-7 37-20 0-5-1-8-3-11s-5-6-9-8-8-4-13-5-10-3-15-5c-6-2-12-4-17-6s-10-4-14-7-8-7-10-11-3-9-3-14c0-12 5-21 15-28s23-10 41-10c10 0 19 1 27 3s14 3 18 5l-7 15c-4-1-9-3-15-5s-15-2-24-2c-4 0-8 0-12 1s-7 2-10 4-6 3-7 6-3 5-3 8c0 4 1 7 3 10s4 4 7 6 7 4 12 5 9 3 14 4c7 3 14 5 20 7s11 5 16 9 8 7 10 11 4 10 4 17c0 12-6 21-16 27s-26 10-45 10c-7 0-13 0-19-1-5-1-10-2-14-3-5-1-9-2-12-3s-5-2-7-2l7-16c4 2 9 4 17 6s17 3 27 3z">
              <text:p/>
            </draw:path>
            <draw:path draw:style-name="gr4" draw:text-style-name="P2" draw:layer="layout" svg:width="0.135cm" svg:height="0.136cm" svg:x="8.4cm" svg:y="7.855cm" svg:viewBox="0 0 136 137" svg:d="m136 69c0 11-2 21-6 30s-11 16-19 21-18 10-30 13-23 4-37 4c-7 0-14 0-22-1-8 0-15-1-22-2v-131c7-1 14-2 22-2s15-1 22-1c14 0 26 1 37 4s22 7 30 13 14 13 19 21 6 19 6 31zm-90 52c22 0 38-5 49-14s17-22 17-38-6-30-17-39-27-14-49-14c-6 0-11 0-15 0s-6 0-7 1v103c1 1 3 1 7 1s9 0 15 0z">
              <text:p/>
            </draw:path>
            <draw:path draw:style-name="gr4" draw:text-style-name="P2" draw:layer="layout" svg:width="0.128cm" svg:height="0.14cm" svg:x="8.624cm" svg:y="7.853cm" svg:viewBox="0 0 129 141" svg:d="m78 141c-11 0-22-2-32-5-9-3-18-7-24-13s-13-14-16-22-6-19-6-30 2-22 6-31 10-16 18-22 15-10 25-13 20-5 30-5c7 0 13 0 19 1s10 2 14 3 8 2 10 3 5 2 6 2l-7 15c-2 0-4-1-6-2s-6-2-10-3-7-2-11-2-8-1-12-1c-9 0-17 1-24 4s-13 6-18 11-9 10-11 17-4 14-4 23c0 8 1 15 3 22s6 12 11 17 10 8 17 11 15 4 24 4c11 0 20-1 27-3s12-3 16-5l6 15c-1 1-3 2-6 3s-7 2-11 3-9 1-15 2-12 1-19 1z">
              <text:p/>
            </draw:path>
            <draw:path draw:style-name="gr4" draw:text-style-name="P2" draw:layer="layout" svg:width="0.096cm" svg:height="0.104cm" svg:x="8.773cm" svg:y="7.888cm" svg:viewBox="0 0 97 105" svg:d="m50 90c6 0 10 0 14 0s8-1 10-1v-31c-1 0-4-1-7-1s-8-1-13-1c-4 0-7 0-11 1s-7 1-10 2-6 3-8 5-3 5-3 9c0 6 3 11 8 13s12 4 20 4zm-1-90c9 0 16 1 22 3s11 4 15 8 7 7 8 12 3 10 3 15v63c-2 0-5 1-8 1s-8 1-12 1-9 1-14 2c-5 0-10 0-15 0-7 0-13-1-19-2s-11-3-15-5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4" draw:text-style-name="P2" draw:layer="layout" svg:width="0.071cm" svg:height="0.102cm" svg:x="8.908cm" svg:y="7.888cm" svg:viewBox="0 0 72 103" svg:d="m47 0c2 0 4 0 6 0s5 1 8 1 4 1 6 1 4 1 5 1l-4 16c-2-1-5-1-9-2s-9-1-16-1c-4 0-8 0-13 1s-6 1-8 2v84h-22v-97c5-1 12-3 20-4s17-2 27-2z">
              <text:p/>
            </draw:path>
            <draw:path draw:style-name="gr4" draw:text-style-name="P2" draw:layer="layout" svg:width="0.109cm" svg:height="0.152cm" svg:x="8.994cm" svg:y="7.84cm" svg:viewBox="0 0 110 153" svg:d="m88 72c-3-2-7-4-12-5s-11-3-17-3-12 1-16 3-8 4-11 7-5 8-7 12-1 9-1 15c0 11 3 20 10 26s17 10 29 10c6 0 11 0 15-1s8-1 10-1zm0-132 22-3v148c-5 1-11 2-19 3s-18 2-28 2-18-1-26-4c-8-2-14-6-20-10s-10-10-13-17-4-13-4-21 1-15 4-22 6-12 11-16 10-9 17-11 15-4 24-4c8 0 14 1 20 2s9 3 12 5z">
              <text:p/>
            </draw:path>
            <draw:path draw:style-name="gr4" draw:text-style-name="P2" draw:layer="layout" svg:width="0.111cm" svg:height="0.094cm" svg:x="9.194cm" svg:y="7.887cm" svg:viewBox="0 0 112 95" svg:d="m0 40c15 0 31 0 46 0 0-13 0-27 0-40 6 0 13 0 20 0 0 13 0 27 0 40 15 0 30 0 46 0 0 5 0 10 0 15-16 0-31 0-46 0 0 13 0 27 0 40-7 0-14 0-20 0 0-13 0-27 0-40-15 0-31 0-46 0 0-5 0-10 0-15z">
              <text:p/>
            </draw:path>
            <draw:path draw:style-name="gr4" draw:text-style-name="P2" draw:layer="layout" svg:width="0.125cm" svg:height="0.135cm" svg:x="9.396cm" svg:y="7.855cm" svg:viewBox="0 0 126 136" svg:d="m82 79c2 3 6 6 10 11s8 8 12 14 8 10 12 16 8 11 10 16h-24c-4-5-7-10-11-15s-8-10-12-15-7-9-11-13-8-7-11-10c-2 0-4 0-6 0s-4 0-7 0h-20v53h-24v-133c7-1 14-2 22-2s16-1 22-1c24 0 42 4 54 11s18 17 18 31c0 9-2 17-8 23s-15 11-26 14zm-36-63c-10 0-17 0-22 1v50h16c8 0 15 0 22-1s11-2 16-4 8-4 10-7 4-8 4-13-2-10-4-13-6-6-10-8-9-3-14-4-11-1-18-1z">
              <text:p/>
            </draw:path>
            <draw:path draw:style-name="gr4" draw:text-style-name="P2" draw:layer="layout" svg:width="0.127cm" svg:height="0.133cm" svg:x="9.531cm" svg:y="7.857cm" svg:viewBox="0 0 128 134" svg:d="m128 0c0 5 0 11 0 16-18 0-35 0-52 0 0 39 0 79 0 118-8 0-16 0-24 0 0-39 0-79 0-118-17 0-35 0-52 0 0-5 0-11 0-16 43 0 85 0 128 0z">
              <text:p/>
            </draw:path>
            <draw:path draw:style-name="gr4" draw:text-style-name="P2" draw:layer="layout" svg:width="0.128cm" svg:height="0.14cm" svg:x="9.673cm" svg:y="7.853cm" svg:viewBox="0 0 129 141" svg:d="m78 141c-11 0-22-2-32-5-9-3-18-7-24-13s-13-14-16-22-6-19-6-30 2-22 6-31 10-16 18-22 15-10 25-13 20-5 30-5c7 0 13 0 19 1s10 2 14 3 8 2 10 3 5 2 6 2l-7 15c-2 0-4-1-6-2s-6-2-10-3-7-2-11-2-8-1-12-1c-9 0-17 1-24 4s-13 6-18 11-9 10-11 17-4 14-4 23c0 8 1 15 3 22s6 12 11 17 10 8 17 11 15 4 24 4c11 0 20-1 27-3s12-3 16-5l6 15c-1 1-3 2-6 3s-7 2-11 3-9 1-15 2-12 1-19 1z">
              <text:p/>
            </draw:path>
            <draw:path draw:style-name="gr4" draw:text-style-name="P2" draw:layer="layout" svg:width="0.111cm" svg:height="0.094cm" svg:x="9.88cm" svg:y="7.887cm" svg:viewBox="0 0 112 95" svg:d="m0 40c15 0 31 0 46 0 0-13 0-27 0-40 6 0 13 0 20 0 0 13 0 27 0 40 15 0 30 0 46 0 0 5 0 10 0 15-16 0-31 0-46 0 0 13 0 27 0 40-7 0-14 0-20 0 0-13 0-27 0-40-15 0-31 0-46 0 0-5 0-10 0-15z">
              <text:p/>
            </draw:path>
            <draw:path draw:style-name="gr4" draw:text-style-name="P2" draw:layer="layout" svg:width="0.13cm" svg:height="0.14cm" svg:x="10.077cm" svg:y="7.853cm" svg:viewBox="0 0 131 141" svg:d="m108 72h23v63c-2 1-4 1-8 2s-8 1-12 2c-5 0-10 1-16 1s-11 1-17 1c-12 0-22-2-32-5-9-3-18-7-24-13s-13-14-16-22-6-19-6-30 2-22 6-31 10-16 17-22 16-10 26-13 20-5 31-5c7 0 14 0 20 1s10 2 15 3 7 2 10 3 4 2 5 2l-7 16c-5-3-11-5-19-7s-15-2-23-2c-9 0-16 1-23 4s-13 6-18 11-8 10-11 17-4 14-4 23c0 8 1 15 3 22s6 12 11 17 10 8 17 11 15 4 25 4c6 0 12 0 17-1s8-1 10-2z">
              <text:p/>
            </draw:path>
            <draw:path draw:style-name="gr4" draw:text-style-name="P2" draw:layer="layout" svg:width="0.117cm" svg:height="0.135cm" svg:x="10.246cm" svg:y="7.855cm" svg:viewBox="0 0 118 136" svg:d="m44 0c24 0 42 4 55 11s19 18 19 32c0 8-2 14-5 20s-9 10-15 13-15 6-24 8-20 2-32 2h-18v50h-24v-133c7-1 14-2 22-2s16-1 22-1zm2 16c-10 0-17 0-22 1v53h17c8 0 15 0 22-1s12-3 16-5 8-4 10-8 4-8 4-13c0-6-1-10-4-13s-6-7-10-9-9-3-15-4-11-1-18-1z">
              <text:p/>
            </draw:path>
            <draw:path draw:style-name="gr4" draw:text-style-name="P2" draw:layer="layout" svg:width="0.112cm" svg:height="0.14cm" svg:x="10.381cm" svg:y="7.853cm" svg:viewBox="0 0 113 141" svg:d="m51 125c25 0 37-7 37-20 0-5-1-8-3-11s-5-6-9-8-8-4-13-5-10-3-15-5c-6-2-12-4-17-6s-10-4-14-7-8-7-10-11-3-9-3-14c0-12 5-21 15-28s23-10 41-10c10 0 19 1 27 3s14 3 18 5l-7 15c-4-1-9-3-15-5s-15-2-24-2c-4 0-8 0-12 1s-7 2-10 4-6 3-7 6-3 5-3 8c0 4 1 7 3 10s4 4 7 6 7 4 12 5 9 3 14 4c7 3 14 5 20 7s11 5 16 9 8 7 10 11 4 10 4 17c0 12-6 21-16 27s-26 10-45 10c-7 0-13 0-19-1-5-1-10-2-14-3-5-1-9-2-12-3s-5-2-7-2l7-16c4 2 9 4 17 6s17 3 27 3z">
              <text:p/>
            </draw:path>
            <draw:path draw:style-name="gr4" draw:text-style-name="P2" draw:layer="layout" svg:width="0.02cm" svg:height="0.187cm" svg:x="10.584cm" svg:y="7.839cm" svg:viewBox="0 0 21 188" svg:d="m0 0c7 0 14 0 21 0 0 63 0 125 0 188-7 0-14 0-21 0 0-63 0-125 0-188z">
              <text:p/>
            </draw:path>
            <draw:path draw:style-name="gr4" draw:text-style-name="P2" draw:layer="layout" svg:width="0.02cm" svg:height="0.187cm" svg:x="4.83cm" svg:y="8.068cm" svg:viewBox="0 0 21 188" svg:d="m0 0c7 0 14 0 21 0 0 63 0 125 0 188-7 0-14 0-21 0 0-63 0-125 0-188z">
              <text:p/>
            </draw:path>
            <draw:path draw:style-name="gr4" draw:text-style-name="P2" draw:layer="layout" svg:width="0.176cm" svg:height="0.133cm" svg:x="4.949cm" svg:y="8.086cm" svg:viewBox="0 0 177 134" svg:d="m79 115c-1-3-3-7-6-12s-6-10-9-15-6-11-10-17-6-11-9-17-6-9-9-14-5-7-6-9c-2 15-4 32-5 49s-2 36-3 54h-22c1-12 1-23 2-35s2-23 3-35 2-22 3-33 3-21 4-31h20c5 6 9 12 14 20s10 16 15 24 10 17 15 25 9 16 13 23c3-7 8-15 12-23s10-17 15-25 10-16 15-24 10-14 14-20h20c5 43 9 88 12 134h-22c-1-18-2-36-3-54s-3-34-4-49c-2 2-4 5-7 9s-5 9-8 14-7 11-10 17-7 11-10 17-6 11-9 15-5 9-6 12z">
              <text:p/>
            </draw:path>
            <draw:path draw:style-name="gr4" draw:text-style-name="P2" draw:layer="layout" svg:width="0.028cm" svg:height="0.142cm" svg:x="5.159cm" svg:y="8.077cm" svg:viewBox="0 0 29 143" svg:d="m26 143h-23v-101h23zm-12-18c-4 0-7-1-10-3s-4-5-4-9 1-7 4-9 6-3 10-3 8 1 11 3 4 5 4 9-2 7-4 9-7 3-11 3z">
              <text:p/>
            </draw:path>
            <draw:path draw:style-name="gr4" draw:text-style-name="P2" draw:layer="layout" svg:width="0.099cm" svg:height="0.102cm" svg:x="5.226cm" svg:y="8.117cm" svg:viewBox="0 0 100 103" svg:d="m0 5c5-1 12-2 20-3s18-2 29-2c10 0 19 1 25 3s12 6 16 10 6 9 8 15 2 12 2 18v57h-22v-53c0-6 0-11-1-16s-3-8-6-10-5-5-9-6-9-2-15-2c-2 0-5 0-7 0s-5 0-8 1-4 0-6 0-3 1-4 1v85h-22z">
              <text:p/>
            </draw:path>
            <draw:path draw:style-name="gr4" draw:text-style-name="P2" draw:layer="layout" svg:width="0.028cm" svg:height="0.142cm" svg:x="5.363cm" svg:y="8.077cm" svg:viewBox="0 0 29 143" svg:d="m26 143h-23v-101h23zm-12-18c-4 0-7-1-10-3s-4-5-4-9 1-7 4-9 6-3 10-3 8 1 11 3 4 5 4 9-2 7-4 9-7 3-11 3z">
              <text:p/>
            </draw:path>
            <draw:path draw:style-name="gr4" draw:text-style-name="P2" draw:layer="layout" svg:width="0.112cm" svg:height="0.14cm" svg:x="5.476cm" svg:y="8.082cm" svg:viewBox="0 0 113 141" svg:d="m51 125c25 0 37-7 37-20 0-5-1-8-3-11s-5-6-9-8-8-4-13-5-10-3-15-5c-6-2-12-4-17-6s-10-4-14-7-8-7-10-11-3-9-3-14c0-12 5-21 15-28s23-10 41-10c10 0 19 1 27 3s14 3 18 5l-7 15c-4-1-9-3-15-5s-15-2-24-2c-4 0-8 0-12 1s-7 2-10 4-6 3-7 6-3 5-3 8c0 4 1 7 3 10s4 4 7 6 7 4 12 5 9 3 14 4c7 3 14 5 20 7s11 5 16 9 8 7 10 11 4 10 4 17c0 12-6 21-16 27s-26 10-45 10c-7 0-13 0-19-1-5-1-10-2-14-3-5-1-9-2-12-3s-5-2-7-2l7-16c4 2 9 4 17 6s17 3 27 3z">
              <text:p/>
            </draw:path>
            <draw:path draw:style-name="gr4" draw:text-style-name="P2" draw:layer="layout" svg:width="0.101cm" svg:height="0.15cm" svg:x="5.618cm" svg:y="8.069cm" svg:viewBox="0 0 102 151" svg:d="m0 151v-148l22-3v52c5-1 9-2 14-3s9-1 14-1c10 0 18 1 25 3s12 6 16 10 7 9 8 15 3 12 3 18v57h-23v-53c0-6 0-11-1-16s-3-8-6-10-5-5-9-6-9-2-15-2c-3 0-5 0-8 0s-5 1-7 1-5 1-7 1-3 1-4 1v84z">
              <text:p/>
            </draw:path>
            <draw:path draw:style-name="gr4" draw:text-style-name="P2" draw:layer="layout" svg:width="0.028cm" svg:height="0.142cm" svg:x="5.751cm" svg:y="8.077cm" svg:viewBox="0 0 29 143" svg:d="m26 143h-23v-101h23zm-12-18c-4 0-7-1-10-3s-4-5-4-9 1-7 4-9 6-3 10-3 8 1 11 3 4 5 4 9-2 7-4 9-7 3-11 3z">
              <text:p/>
            </draw:path>
            <draw:path draw:style-name="gr4" draw:text-style-name="P2" draw:layer="layout" svg:width="0.108cm" svg:height="0.104cm" svg:x="5.81cm" svg:y="8.117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04cm" svg:height="0.152cm" svg:x="5.954cm" svg:y="8.069cm" svg:viewBox="0 0 41 153" svg:d="m38 153c-14 0-24-3-29-7s-9-12-9-21v-122l22-3v122c0 3 1 5 1 7s2 4 3 5 4 2 6 3 5 1 9 1z">
              <text:p/>
            </draw:path>
            <draw:path draw:style-name="gr4" draw:text-style-name="P2" draw:layer="layout" svg:width="0.109cm" svg:height="0.152cm" svg:x="6.015cm" svg:y="8.069cm" svg:viewBox="0 0 110 153" svg:d="m88 72c-3-2-7-4-12-5s-11-3-17-3-12 1-16 3-8 4-11 7-5 8-7 12-1 9-1 15c0 11 3 20 10 26s17 10 29 10c6 0 11 0 15-1s8-1 10-1zm0-132 22-3v148c-5 1-11 2-19 3s-18 2-28 2-18-1-26-4c-8-2-14-6-20-10s-10-10-13-17-4-13-4-21 1-15 4-22 6-12 11-16 10-9 17-11 15-4 24-4c8 0 14 1 20 2s9 3 12 5z">
              <text:p/>
            </draw:path>
            <draw:path draw:style-name="gr4" draw:text-style-name="P2" draw:layer="layout" svg:width="0.056cm" svg:height="0.187cm" svg:x="6.222cm" svg:y="8.068cm" svg:viewBox="0 0 57 188" svg:d="m22 94c0 17 3 32 9 46s15 27 26 39l-15 9c-13-12-23-26-30-42-8-16-12-34-12-52s4-36 12-52 17-30 30-42l15 9c-11 12-20 25-26 39s-9 29-9 46z">
              <text:p/>
            </draw:path>
            <draw:path draw:style-name="gr4" draw:text-style-name="P2" draw:layer="layout" svg:width="0.122cm" svg:height="0.136cm" svg:x="6.302cm" svg:y="8.084cm" svg:viewBox="0 0 123 137" svg:d="m45 137c-3 0-7 0-11 0s-8-1-12-1-7 0-11-1-8-1-11-1v-131c3 0 7-1 11-1s7-1 11-1 8-1 12-1 8 0 11 0c10 0 19 1 27 2s16 3 22 6 11 6 15 11 5 10 5 16c0 8-2 14-7 18s-10 9-17 11c10 2 18 6 24 11s9 12 9 21c0 14-7 24-19 31s-32 10-59 10zm-21-64v47c1 0 3 0 6 1 2 0 4 0 7 0s6 0 10 0c7 0 14 0 20-1s12-2 17-4 8-4 11-7 4-8 4-13c0-4-1-8-3-11s-5-5-9-7-9-3-14-4-12-1-19-1zm-30-15h24c6 0 12 0 17-1s9-2 13-3 7-4 9-7 3-6 3-10-1-7-3-10-5-5-9-6-9-3-14-4-11-1-17-1-11 0-14 0-7 1-9 1z">
              <text:p/>
            </draw:path>
            <draw:path draw:style-name="gr4" draw:text-style-name="P2" draw:layer="layout" svg:width="0.099cm" svg:height="0.102cm" svg:x="6.457cm" svg:y="8.119cm" svg:viewBox="0 0 100 103" svg:d="m100 98c-5 1-11 2-20 3s-18 2-29 2c-9 0-17-1-24-3-7-3-12-6-16-10s-7-9-8-15-3-12-3-18v-57h22v53c0 12 3 21 7 26s13 8 25 8c2 0 4 0 7 0s5 0 7-1 4 0 6 0 3-1 4-1v-85h22z">
              <text:p/>
            </draw:path>
            <draw:path draw:style-name="gr4" draw:text-style-name="P2" draw:layer="layout" svg:width="0.094cm" svg:height="0.104cm" svg:x="6.592cm" svg:y="8.117cm" svg:viewBox="0 0 95 105" svg:d="m62 105c-10 0-19-1-27-4-8-2-14-6-19-11s-10-10-12-16-4-14-4-21c0-8 1-15 4-21s7-12 12-17 12-8 19-11 16-4 25-4c6 0 11 0 17 1s11 2 16 4l-5 15c-3-1-7-2-12-3s-9-1-14-1c-12 0-22 3-29 9s-9 16-9 28c0 5 0 10 2 15s4 8 7 11 8 6 13 7 11 3 19 3c6 0 11 0 16-1s9-2 11-3l3 15c-1 1-3 1-5 2s-5 1-8 1c-3 1-7 1-10 2-4 0-7 0-10 0z">
              <text:p/>
            </draw:path>
            <draw:path draw:style-name="gr4" draw:text-style-name="P2" draw:layer="layout" svg:width="0.102cm" svg:height="0.15cm" svg:x="6.715cm" svg:y="8.069cm" svg:viewBox="0 0 103 151" svg:d="m45 95c5 3 10 7 15 11s11 9 16 15 10 10 15 15 9 10 12 15h-27c-3-5-7-9-11-14s-9-9-14-13-10-9-15-12-9-7-14-9v48h-22v-148l22-3v92c4-3 8-6 13-10s9-8 14-12 8-7 12-11 8-6 10-9h27c-4 3-8 7-12 11s-9 7-14 11-9 8-14 12-9 8-13 11z">
              <text:p/>
            </draw:path>
            <draw:path draw:style-name="gr4" draw:text-style-name="P2" draw:layer="layout" svg:width="0.04cm" svg:height="0.152cm" svg:x="6.841cm" svg:y="8.069cm" svg:viewBox="0 0 41 153" svg:d="m38 153c-14 0-24-3-29-7s-9-12-9-21v-122l22-3v122c0 3 1 5 1 7s2 4 3 5 4 2 6 3 5 1 9 1z">
              <text:p/>
            </draw:path>
            <draw:path draw:style-name="gr4" draw:text-style-name="P2" draw:layer="layout" svg:width="0.108cm" svg:height="0.104cm" svg:x="6.902cm" svg:y="8.117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071cm" svg:height="0.102cm" svg:x="7.046cm" svg:y="8.117cm" svg:viewBox="0 0 72 103" svg:d="m47 0c2 0 4 0 6 0s5 1 8 1 4 1 6 1 4 1 5 1l-4 16c-2-1-5-1-9-2s-9-1-16-1c-4 0-8 0-13 1s-6 1-8 2v84h-22v-97c5-1 12-3 20-4s17-2 27-2z">
              <text:p/>
            </draw:path>
            <draw:path draw:style-name="gr4" draw:text-style-name="P2" draw:layer="layout" svg:width="0.056cm" svg:height="0.187cm" svg:x="7.122cm" svg:y="8.068cm" svg:viewBox="0 0 57 188" svg:d="m35 94c0-17-3-32-9-46s-15-27-26-39l15-9c13 12 23 26 30 42s12 34 12 52-4 36-12 52c-7 16-17 30-30 42l-15-9c11-12 20-25 26-39s9-29 9-46z">
              <text:p/>
            </draw:path>
            <draw:path draw:style-name="gr4" draw:text-style-name="P2" draw:layer="layout" svg:width="0.02cm" svg:height="0.187cm" svg:x="7.28cm" svg:y="8.068cm" svg:viewBox="0 0 21 188" svg:d="m0 0c7 0 14 0 21 0 0 63 0 125 0 188-7 0-14 0-21 0 0-63 0-125 0-188z">
              <text:p/>
            </draw:path>
            <draw:path draw:style-name="gr4" draw:text-style-name="P2" draw:layer="layout" svg:width="0.028cm" svg:height="0.142cm" svg:x="7.399cm" svg:y="8.077cm" svg:viewBox="0 0 29 143" svg:d="m26 143h-23v-101h23zm-12-18c-4 0-7-1-10-3s-4-5-4-9 1-7 4-9 6-3 10-3 8 1 11 3 4 5 4 9-2 7-4 9-7 3-11 3z">
              <text:p/>
            </draw:path>
            <draw:path draw:style-name="gr4" draw:text-style-name="P2" draw:layer="layout" svg:width="0.103cm" svg:height="0.137cm" svg:x="7.458cm" svg:y="8.082cm" svg:viewBox="0 0 104 138" svg:d="m99 38c0 4-1 9-3 13s-6 9-9 13-8 8-13 12-10 8-15 12c-2 3-5 5-9 8s-7 6-10 10-6 6-8 9-4 6-4 8h76v15h-100c0-1 0-2 0-2v-2c0-7 1-12 4-17s5-11 9-15 9-9 14-14 10-8 14-12c4-3 8-6 12-9s6-6 9-9 5-6 7-10 3-6 3-10-1-7-3-10-3-5-6-7-6-3-9-4-7-1-11-1c-5 0-9 1-13 2s-7 2-10 3-6 3-8 4-4 3-5 4l-11-13c1-1 4-3 7-5s6-3 10-5 8-3 13-4 11-2 17-2c17 0 30 3 39 10s13 16 13 28z">
              <text:p/>
            </draw:path>
            <draw:path draw:style-name="gr4" draw:text-style-name="P2" draw:layer="layout" svg:width="0.094cm" svg:height="0.104cm" svg:x="7.593cm" svg:y="8.117cm" svg:viewBox="0 0 95 105" svg:d="m62 105c-10 0-19-1-27-4-8-2-14-6-19-11s-10-10-12-16-4-14-4-21c0-8 1-15 4-21s7-12 12-17 12-8 19-11 16-4 25-4c6 0 11 0 17 1s11 2 16 4l-5 15c-3-1-7-2-12-3s-9-1-14-1c-12 0-22 3-29 9s-9 16-9 28c0 5 0 10 2 15s4 8 7 11 8 6 13 7 11 3 19 3c6 0 11 0 16-1s9-2 11-3l3 15c-1 1-3 1-5 2s-5 1-8 1c-3 1-7 1-10 2-4 0-7 0-10 0z">
              <text:p/>
            </draw:path>
            <draw:path draw:style-name="gr4" draw:text-style-name="P2" draw:layer="layout" svg:width="0.028cm" svg:height="0.142cm" svg:x="7.771cm" svg:y="8.077cm" svg:viewBox="0 0 29 143" svg:d="m26 143h-23v-101h23zm-12-18c-4 0-7-1-10-3s-4-5-4-9 1-7 4-9 6-3 10-3 8 1 11 3 4 5 4 9-2 7-4 9-7 3-11 3z">
              <text:p/>
            </draw:path>
            <draw:path draw:style-name="gr4" draw:text-style-name="P2" draw:layer="layout" svg:width="0.099cm" svg:height="0.102cm" svg:x="7.837cm" svg:y="8.117cm" svg:viewBox="0 0 100 103" svg:d="m0 5c5-1 12-2 20-3s18-2 29-2c10 0 19 1 25 3s12 6 16 10 6 9 8 15 2 12 2 18v57h-22v-53c0-6 0-11-1-16s-3-8-6-10-5-5-9-6-9-2-15-2c-2 0-5 0-7 0s-5 0-8 1-4 0-6 0-3 1-4 1v85h-22z">
              <text:p/>
            </draw:path>
            <draw:path draw:style-name="gr4" draw:text-style-name="P2" draw:layer="layout" svg:width="0.073cm" svg:height="0.133cm" svg:x="7.977cm" svg:y="8.088cm" svg:viewBox="0 0 74 134" svg:d="m22 31h47v15h-47v47c0 5 1 9 2 12s2 6 4 8 4 3 7 4 6 1 10 1c7 0 12-1 16-2s7-2 9-2l4 15c-2 0-6 2-11 3-6 1-12 2-20 2s-15-1-21-3c-5-1-10-4-13-7s-6-8-7-13-2-11-2-18v-90l22-3z">
              <text:p/>
            </draw:path>
            <draw:path draw:style-name="gr4" draw:text-style-name="P2" draw:layer="layout" svg:width="0.108cm" svg:height="0.104cm" svg:x="8.071cm" svg:y="8.117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071cm" svg:height="0.102cm" svg:x="8.215cm" svg:y="8.117cm" svg:viewBox="0 0 72 103" svg:d="m47 0c2 0 4 0 6 0s5 1 8 1 4 1 6 1 4 1 5 1l-4 16c-2-1-5-1-9-2s-9-1-16-1c-4 0-8 0-13 1s-6 1-8 2v84h-22v-97c5-1 12-3 20-4s17-2 27-2z">
              <text:p/>
            </draw:path>
            <draw:path draw:style-name="gr4" draw:text-style-name="P2" draw:layer="layout" svg:width="0.075cm" svg:height="0.15cm" svg:x="8.309cm" svg:y="8.069cm" svg:viewBox="0 0 76 151" svg:d="m49 0c6 0 12 0 17 1s8 2 10 2l-5 16c-1 0-4-1-8-2s-8-1-13-1c-10 0-17 2-21 7s-7 11-7 18v9h49v15h-49v86h-22v-110c0-13 4-23 12-30s20-11 37-11z">
              <text:p/>
            </draw:path>
            <draw:path draw:style-name="gr4" draw:text-style-name="P2" draw:layer="layout" svg:width="0.096cm" svg:height="0.104cm" svg:x="8.395cm" svg:y="8.117cm" svg:viewBox="0 0 97 105" svg:d="m50 90c6 0 10 0 14 0s8-1 10-1v-31c-1 0-4-1-7-1s-8-1-13-1c-4 0-7 0-11 1s-7 1-10 2-6 3-8 5-3 5-3 9c0 6 3 11 8 13s12 4 20 4zm-1-90c9 0 16 1 22 3s11 4 15 8 7 7 8 12 3 10 3 15v63c-2 0-5 1-8 1s-8 1-12 1-9 1-14 2c-5 0-10 0-15 0-7 0-13-1-19-2s-11-3-15-5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4" draw:text-style-name="P2" draw:layer="layout" svg:width="0.094cm" svg:height="0.104cm" svg:x="8.522cm" svg:y="8.117cm" svg:viewBox="0 0 95 105" svg:d="m62 105c-10 0-19-1-27-4-8-2-14-6-19-11s-10-10-12-16-4-14-4-21c0-8 1-15 4-21s7-12 12-17 12-8 19-11 16-4 25-4c6 0 11 0 17 1s11 2 16 4l-5 15c-3-1-7-2-12-3s-9-1-14-1c-12 0-22 3-29 9s-9 16-9 28c0 5 0 10 2 15s4 8 7 11 8 6 13 7 11 3 19 3c6 0 11 0 16-1s9-2 11-3l3 15c-1 1-3 1-5 2s-5 1-8 1c-3 1-7 1-10 2-4 0-7 0-10 0z">
              <text:p/>
            </draw:path>
            <draw:path draw:style-name="gr4" draw:text-style-name="P2" draw:layer="layout" svg:width="0.108cm" svg:height="0.104cm" svg:x="8.638cm" svg:y="8.117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02cm" svg:height="0.187cm" svg:x="8.843cm" svg:y="8.068cm" svg:viewBox="0 0 21 188" svg:d="m0 0c7 0 14 0 21 0 0 63 0 125 0 188-7 0-14 0-21 0 0-63 0-125 0-188z">
              <text:p/>
            </draw:path>
            <draw:path draw:style-name="gr4" draw:text-style-name="P2" draw:layer="layout" svg:width="0.066cm" svg:height="0.133cm" svg:x="8.967cm" svg:y="8.086cm" svg:viewBox="0 0 67 134" svg:d="m0 27c9-3 18-6 27-11s17-9 24-16h16v134h-22v-109c-2 1-5 3-8 4s-6 3-9 5-7 2-10 4-8 2-11 3z">
              <text:p/>
            </draw:path>
            <draw:path draw:style-name="gr4" draw:text-style-name="P2" draw:layer="layout" svg:width="0.128cm" svg:height="0.133cm" svg:x="9.102cm" svg:y="8.086cm" svg:viewBox="0 0 129 134" svg:d="m105 0c8 0 16 0 24 0 0 45 0 89 0 134-8 0-16 0-24 0 0-21 0-41 0-62-27 0-54 0-81 0 0 21 0 41 0 62-8 0-16 0-24 0 0-45 0-89 0-134 8 0 16 0 24 0 0 19 0 37 0 56 27 0 54 0 81 0 0-19 0-37 0-56z">
              <text:p/>
            </draw:path>
            <draw:path draw:style-name="gr4" draw:text-style-name="P2" draw:layer="layout" svg:width="0.094cm" svg:height="0.1cm" svg:x="9.263cm" svg:y="8.119cm" svg:viewBox="0 0 95 101" svg:d="m93 13c-3 3-8 7-13 13s-11 11-17 18-13 14-19 21-11 14-16 21h67v15h-95v-12c4-6 8-12 14-19s11-14 17-20 13-14 18-20 11-11 15-15h-60v-15h89z">
              <text:p/>
            </draw:path>
            <draw:path draw:style-name="gr4" draw:text-style-name="P2" draw:layer="layout" svg:width="0.127cm" svg:height="0.133cm" svg:x="9.432cm" svg:y="8.086cm" svg:viewBox="0 0 128 134" svg:d="m128 0c0 5 0 11 0 16-18 0-35 0-52 0 0 39 0 79 0 118-8 0-16 0-24 0 0-39 0-79 0-118-17 0-35 0-52 0 0-5 0-11 0-16 43 0 85 0 128 0z">
              <text:p/>
            </draw:path>
            <draw:path draw:style-name="gr4" draw:text-style-name="P2" draw:layer="layout" svg:width="0.028cm" svg:height="0.142cm" svg:x="9.581cm" svg:y="8.077cm" svg:viewBox="0 0 29 143" svg:d="m26 143h-23v-101h23zm-12-18c-4 0-7-1-10-3s-4-5-4-9 1-7 4-9 6-3 10-3 8 1 11 3 4 5 4 9-2 7-4 9-7 3-11 3z">
              <text:p/>
            </draw:path>
            <draw:path draw:style-name="gr4" draw:text-style-name="P2" draw:layer="layout" svg:width="0.17cm" svg:height="0.102cm" svg:x="9.646cm" svg:y="8.117cm" svg:viewBox="0 0 171 103" svg:d="m0 5c5-1 12-2 20-3s19-2 30-2c8 0 15 1 20 3s10 4 14 7c1 0 3-1 5-2s6-3 9-4 8-2 12-3 9-1 14-1c10 0 18 1 24 3s11 6 14 10 6 9 7 15 2 12 2 18v57h-22v-53c0-6-1-11-1-15s-3-8-5-11-4-5-8-6-8-2-13-2c-8 0-14 1-19 2s-8 4-10 5c1 3 2 7 3 11s1 8 1 12v57h-23v-53c0-6 0-11-1-15s-2-8-4-11-5-5-8-6-8-2-14-2c-2 0-4 0-7 0s-5 0-7 1-5 0-7 0-3 1-4 1v85h-22z">
              <text:p/>
            </draw:path>
            <draw:path draw:style-name="gr4" draw:text-style-name="P2" draw:layer="layout" svg:width="0.108cm" svg:height="0.104cm" svg:x="9.849cm" svg:y="8.117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125cm" svg:height="0.135cm" svg:x="10.051cm" svg:y="8.084cm" svg:viewBox="0 0 126 136" svg:d="m82 79c2 3 6 6 10 11s8 8 12 14 8 10 12 16 8 11 10 16h-24c-4-5-7-10-11-15s-8-10-12-15-7-9-11-13-8-7-11-10c-2 0-4 0-6 0s-4 0-7 0h-20v53h-24v-133c7-1 14-2 22-2s16-1 22-1c24 0 42 4 54 11s18 17 18 31c0 9-2 17-8 23s-15 11-26 14zm-36-63c-10 0-17 0-22 1v50h16c8 0 15 0 22-1s11-2 16-4 8-4 10-7 4-8 4-13-2-10-4-13-6-6-10-8-9-3-14-4-11-1-18-1z">
              <text:p/>
            </draw:path>
            <draw:path draw:style-name="gr4" draw:text-style-name="P2" draw:layer="layout" svg:width="0.108cm" svg:height="0.104cm" svg:x="10.195cm" svg:y="8.117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075cm" svg:height="0.15cm" svg:x="10.339cm" svg:y="8.069cm" svg:viewBox="0 0 76 151" svg:d="m49 0c6 0 12 0 17 1s8 2 10 2l-5 16c-1 0-4-1-8-2s-8-1-13-1c-10 0-17 2-21 7s-7 11-7 18v9h49v15h-49v86h-22v-110c0-13 4-23 12-30s20-11 37-11z">
              <text:p/>
            </draw:path>
            <draw:path draw:style-name="gr4" draw:text-style-name="P2" draw:layer="layout" svg:width="0.031cm" svg:height="0.025cm" svg:x="10.417cm" svg:y="8.197cm" svg:viewBox="0 0 32 26" svg:d="m32 13c0 3-1 7-4 9-3 3-7 4-12 4s-9-1-12-4c-3-2-4-6-4-9s1-7 4-9 7-4 12-4 9 1 12 4 4 6 4 9z">
              <text:p/>
            </draw:path>
            <draw:path draw:style-name="gr4" draw:text-style-name="P2" draw:layer="layout" svg:width="0.02cm" svg:height="0.187cm" svg:x="10.547cm" svg:y="8.068cm" svg:viewBox="0 0 21 188" svg:d="m0 0c7 0 14 0 21 0 0 63 0 125 0 188-7 0-14 0-21 0 0-63 0-125 0-188z">
              <text:p/>
            </draw:path>
            <draw:path draw:style-name="gr4" draw:text-style-name="P2" draw:layer="layout" svg:width="0.134cm" svg:height="0.136cm" svg:x="4.651cm" svg:y="8.323cm" svg:viewBox="0 0 135 137" svg:d="m67 137c-12 0-22-1-30-4s-15-6-21-11-9-10-12-17-4-14-4-21v-84h37v81c0 6 1 10 2 14s4 7 7 9 5 4 9 5 8 2 12 2c9 0 17-2 22-7s9-12 9-23v-81h37v84c0 7-1 15-4 21s-7 12-12 17-13 9-22 11c-8 3-18 4-30 4z">
              <text:p/>
            </draw:path>
            <draw:path draw:style-name="gr4" draw:text-style-name="P2" draw:layer="layout" svg:width="0.097cm" svg:height="0.107cm" svg:x="4.816cm" svg:y="8.352cm" svg:viewBox="0 0 98 108" svg:d="m44 85c6 0 11-1 14-2s4-3 4-6c0-2-2-4-6-6s-8-4-15-6c-6-2-11-4-16-6s-8-4-11-6-6-6-8-9-3-8-3-13c0-10 5-17 14-23s21-8 36-8c8 0 15 1 22 2s13 2 17 3l-6 22c-4-1-9-2-14-3s-10-1-16-1c-11 0-17 3-17 8 0 1 1 2 1 3s1 2 3 3 3 1 6 2 5 2 9 3c8 3 14 5 19 7s10 5 12 8 6 5 7 9 2 7 2 11c0 10-5 18-15 23-9 5-22 8-39 8-12 0-21-1-28-2s-13-3-16-4l6-23c6 2 12 3 19 4s12 2 19 2z">
              <text:p/>
            </draw:path>
            <draw:path draw:style-name="gr4" draw:text-style-name="P2" draw:layer="layout" svg:width="0.117cm" svg:height="0.107cm" svg:x="4.933cm" svg:y="8.352cm" svg:viewBox="0 0 118 108" svg:d="m0 55c0-9 2-17 5-24s8-13 14-17 12-8 19-10 14-4 22-4c18 0 32 4 42 13s16 23 16 40c0 2 0 4-1 6s0 3 0 5h-80c1 6 4 10 10 14s14 5 24 5c7 0 13 0 19-1s12-3 15-4l5 24c-2 0-4 1-7 2s-7 1-11 2-8 1-12 1-9 1-14 1c-11 0-21-1-29-4-9-3-15-7-21-11s-9-11-12-17-4-14-4-21zm83-11c0-3-1-5-2-7s-2-5-3-7-4-3-7-4-6-2-10-2-8 1-10 2-5 2-7 4-4 4-5 7-1 4-2 7z">
              <text:p/>
            </draw:path>
            <draw:path draw:style-name="gr4" draw:text-style-name="P2" draw:layer="layout" svg:width="0.107cm" svg:height="0.106cm" svg:x="5.13cm" svg:y="8.352cm" svg:viewBox="0 0 108 107" svg:d="m56 85c3 0 7 0 10 0s5-1 7-1v-23c-1 0-3 0-6-1s-5 0-8 0-6 0-9 1-5 0-7 1-4 3-5 4-2 4-2 6c0 5 2 8 5 10s9 3 15 3zm-2-85c10 0 19 1 26 3s12 5 16 8 7 8 9 13 3 11 3 18v60c-5 1-12 2-21 3s-20 2-33 2c-8 0-16-1-22-2-7-1-12-3-17-6s-9-6-11-10-4-10-4-16 1-11 4-15 7-8 12-10 10-4 17-5 13-2 19-2c5 0 9 0 12 0s7 1 9 2v-3c0-5-2-9-5-12s-10-4-19-4c-6 0-11 0-17 1s-11 2-15 3l-5-23c2-1 5-1 8-2s6-1 10-1 8-1 12-2 8 0 12 0z">
              <text:p/>
            </draw:path>
            <draw:path draw:style-name="gr4" draw:text-style-name="P2" draw:layer="layout" svg:width="0.097cm" svg:height="0.107cm" svg:x="5.262cm" svg:y="8.352cm" svg:viewBox="0 0 98 108" svg:d="m44 85c6 0 11-1 14-2s4-3 4-6c0-2-2-4-6-6s-8-4-15-6c-6-2-11-4-16-6s-8-4-11-6-6-6-8-9-3-8-3-13c0-10 5-17 14-23s21-8 36-8c8 0 15 1 22 2s13 2 17 3l-6 22c-4-1-9-2-14-3s-10-1-16-1c-11 0-17 3-17 8 0 1 1 2 1 3s1 2 3 3 3 1 6 2 5 2 9 3c8 3 14 5 19 7s10 5 12 8 6 5 7 9 2 7 2 11c0 10-5 18-15 23-9 5-22 8-39 8-12 0-21-1-28-2s-13-3-16-4l6-23c6 2 12 3 19 4s12 2 19 2z">
              <text:p/>
            </draw:path>
            <draw:path draw:style-name="gr4" draw:text-style-name="P2" draw:layer="layout" svg:width="0.02cm" svg:height="0.187cm" svg:x="4.83cm" svg:y="8.543cm" svg:viewBox="0 0 21 188" svg:d="m0 0c7 0 14 0 21 0 0 63 0 125 0 188-7 0-14 0-21 0 0-63 0-125 0-188z">
              <text:p/>
            </draw:path>
            <draw:path draw:style-name="gr4" draw:text-style-name="P2" draw:layer="layout" svg:width="0.112cm" svg:height="0.14cm" svg:x="4.942cm" svg:y="8.557cm" svg:viewBox="0 0 113 141" svg:d="m51 125c25 0 37-7 37-20 0-5-1-8-3-11s-5-6-9-8-8-4-13-5-10-3-15-5c-6-2-12-4-17-6s-10-4-14-7-8-7-10-11-3-9-3-14c0-12 5-21 15-28s23-10 41-10c10 0 19 1 27 3s14 3 18 5l-7 15c-4-1-9-3-15-5s-15-2-24-2c-4 0-8 0-12 1s-7 2-10 4-6 3-7 6-3 5-3 8c0 4 1 7 3 10s4 4 7 6 7 4 12 5 9 3 14 4c7 3 14 5 20 7s11 5 16 9 8 7 10 11 4 10 4 17c0 12-6 21-16 27s-26 10-45 10c-7 0-13 0-19-1-5-1-10-2-14-3-5-1-9-2-12-3s-5-2-7-2l7-16c4 2 9 4 17 6s17 3 27 3z">
              <text:p/>
            </draw:path>
            <draw:path draw:style-name="gr4" draw:text-style-name="P2" draw:layer="layout" svg:width="0.073cm" svg:height="0.133cm" svg:x="5.082cm" svg:y="8.563cm" svg:viewBox="0 0 74 134" svg:d="m22 31h47v15h-47v47c0 5 1 9 2 12s2 6 4 8 4 3 7 4 6 1 10 1c7 0 12-1 16-2s7-2 9-2l4 15c-2 0-6 2-11 3-6 1-12 2-20 2s-15-1-21-3c-5-1-10-4-13-7s-6-8-7-13-2-11-2-18v-90l22-3z">
              <text:p/>
            </draw:path>
            <draw:path draw:style-name="gr4" draw:text-style-name="P2" draw:layer="layout" svg:width="0.096cm" svg:height="0.104cm" svg:x="5.175cm" svg:y="8.592cm" svg:viewBox="0 0 97 105" svg:d="m50 90c6 0 10 0 14 0s8-1 10-1v-31c-1 0-4-1-7-1s-8-1-13-1c-4 0-7 0-11 1s-7 1-10 2-6 3-8 5-3 5-3 9c0 6 3 11 8 13s12 4 20 4zm-1-90c9 0 16 1 22 3s11 4 15 8 7 7 8 12 3 10 3 15v63c-2 0-5 1-8 1s-8 1-12 1-9 1-14 2c-5 0-10 0-15 0-7 0-13-1-19-2s-11-3-15-5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4" draw:text-style-name="P2" draw:layer="layout" svg:width="0.099cm" svg:height="0.102cm" svg:x="5.309cm" svg:y="8.592cm" svg:viewBox="0 0 100 103" svg:d="m0 5c5-1 12-2 20-3s18-2 29-2c10 0 19 1 25 3s12 6 16 10 6 9 8 15 2 12 2 18v57h-22v-53c0-6 0-11-1-16s-3-8-6-10-5-5-9-6-9-2-15-2c-2 0-5 0-7 0s-5 0-8 1-4 0-6 0-3 1-4 1v85h-22z">
              <text:p/>
            </draw:path>
            <draw:path draw:style-name="gr4" draw:text-style-name="P2" draw:layer="layout" svg:width="0.109cm" svg:height="0.152cm" svg:x="5.444cm" svg:y="8.544cm" svg:viewBox="0 0 110 153" svg:d="m88 72c-3-2-7-4-12-5s-11-3-17-3-12 1-16 3-8 4-11 7-5 8-7 12-1 9-1 15c0 11 3 20 10 26s17 10 29 10c6 0 11 0 15-1s8-1 10-1zm0-132 22-3v148c-5 1-11 2-19 3s-18 2-28 2-18-1-26-4c-8-2-14-6-20-10s-10-10-13-17-4-13-4-21 1-15 4-22 6-12 11-16 10-9 17-11 15-4 24-4c8 0 14 1 20 2s9 3 12 5z">
              <text:p/>
            </draw:path>
            <draw:path draw:style-name="gr4" draw:text-style-name="P2" draw:layer="layout" svg:width="0.096cm" svg:height="0.104cm" svg:x="5.642cm" svg:y="8.592cm" svg:viewBox="0 0 97 105" svg:d="m50 90c6 0 10 0 14 0s8-1 10-1v-31c-1 0-4-1-7-1s-8-1-13-1c-4 0-7 0-11 1s-7 1-10 2-6 3-8 5-3 5-3 9c0 6 3 11 8 13s12 4 20 4zm-1-90c9 0 16 1 22 3s11 4 15 8 7 7 8 12 3 10 3 15v63c-2 0-5 1-8 1s-8 1-12 1-9 1-14 2c-5 0-10 0-15 0-7 0-13-1-19-2s-11-3-15-5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4" draw:text-style-name="P2" draw:layer="layout" svg:width="0.04cm" svg:height="0.152cm" svg:x="5.776cm" svg:y="8.544cm" svg:viewBox="0 0 41 153" svg:d="m38 153c-14 0-24-3-29-7s-9-12-9-21v-122l22-3v122c0 3 1 5 1 7s2 4 3 5 4 2 6 3 5 1 9 1z">
              <text:p/>
            </draw:path>
            <draw:path draw:style-name="gr4" draw:text-style-name="P2" draw:layer="layout" svg:width="0.117cm" svg:height="0.105cm" svg:x="5.836cm" svg:y="8.592cm" svg:viewBox="0 0 118 106" svg:d="m118 53c0 8-2 15-5 22s-7 12-12 16-11 9-19 11c-7 3-15 4-23 4-9 0-17-1-24-4-7-2-13-6-18-11s-10-10-13-16-4-14-4-22 1-15 4-22 7-12 13-16 11-9 18-11 15-4 24-4 16 1 23 4 14 6 19 11 9 10 12 16 5 14 5 22zm-24 0c0-11-3-20-9-27s-15-10-26-10-20 3-26 10-9 16-9 27 3 20 9 27 15 10 26 10 19-3 26-10 9-16 9-27z">
              <text:p/>
            </draw:path>
            <draw:path draw:style-name="gr4" draw:text-style-name="P2" draw:layer="layout" svg:width="0.099cm" svg:height="0.102cm" svg:x="5.986cm" svg:y="8.592cm" svg:viewBox="0 0 100 103" svg:d="m0 5c5-1 12-2 20-3s18-2 29-2c10 0 19 1 25 3s12 6 16 10 6 9 8 15 2 12 2 18v57h-22v-53c0-6 0-11-1-16s-3-8-6-10-5-5-9-6-9-2-15-2c-2 0-5 0-7 0s-5 0-8 1-4 0-6 0-3 1-4 1v85h-22z">
              <text:p/>
            </draw:path>
            <draw:path draw:style-name="gr4" draw:text-style-name="P2" draw:layer="layout" svg:width="0.108cm" svg:height="0.104cm" svg:x="6.12cm" svg:y="8.592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109cm" svg:height="0.152cm" svg:x="6.315cm" svg:y="8.544cm" svg:viewBox="0 0 110 153" svg:d="m88 72c-3-2-7-4-12-5s-11-3-17-3-12 1-16 3-8 4-11 7-5 8-7 12-1 9-1 15c0 11 3 20 10 26s17 10 29 10c6 0 11 0 15-1s8-1 10-1zm0-132 22-3v148c-5 1-11 2-19 3s-18 2-28 2-18-1-26-4c-8-2-14-6-20-10s-10-10-13-17-4-13-4-21 1-15 4-22 6-12 11-16 10-9 17-11 15-4 24-4c8 0 14 1 20 2s9 3 12 5z">
              <text:p/>
            </draw:path>
            <draw:path draw:style-name="gr4" draw:text-style-name="P2" draw:layer="layout" svg:width="0.096cm" svg:height="0.104cm" svg:x="6.455cm" svg:y="8.592cm" svg:viewBox="0 0 97 105" svg:d="m50 90c6 0 10 0 14 0s8-1 10-1v-31c-1 0-4-1-7-1s-8-1-13-1c-4 0-7 0-11 1s-7 1-10 2-6 3-8 5-3 5-3 9c0 6 3 11 8 13s12 4 20 4zm-1-90c9 0 16 1 22 3s11 4 15 8 7 7 8 12 3 10 3 15v63c-2 0-5 1-8 1s-8 1-12 1-9 1-14 2c-5 0-10 0-15 0-7 0-13-1-19-2s-11-3-15-5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4" draw:text-style-name="P2" draw:layer="layout" svg:width="0.073cm" svg:height="0.133cm" svg:x="6.587cm" svg:y="8.563cm" svg:viewBox="0 0 74 134" svg:d="m22 31h47v15h-47v47c0 5 1 9 2 12s2 6 4 8 4 3 7 4 6 1 10 1c7 0 12-1 16-2s7-2 9-2l4 15c-2 0-6 2-11 3-6 1-12 2-20 2s-15-1-21-3c-5-1-10-4-13-7s-6-8-7-13-2-11-2-18v-90l22-3z">
              <text:p/>
            </draw:path>
            <draw:path draw:style-name="gr4" draw:text-style-name="P2" draw:layer="layout" svg:width="0.096cm" svg:height="0.104cm" svg:x="6.68cm" svg:y="8.592cm" svg:viewBox="0 0 97 105" svg:d="m50 90c6 0 10 0 14 0s8-1 10-1v-31c-1 0-4-1-7-1s-8-1-13-1c-4 0-7 0-11 1s-7 1-10 2-6 3-8 5-3 5-3 9c0 6 3 11 8 13s12 4 20 4zm-1-90c9 0 16 1 22 3s11 4 15 8 7 7 8 12 3 10 3 15v63c-2 0-5 1-8 1s-8 1-12 1-9 1-14 2c-5 0-10 0-15 0-7 0-13-1-19-2s-11-3-15-5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4" draw:text-style-name="P2" draw:layer="layout" svg:width="0.04cm" svg:height="0.152cm" svg:x="6.872cm" svg:y="8.544cm" svg:viewBox="0 0 41 153" svg:d="m38 153c-14 0-24-3-29-7s-9-12-9-21v-122l22-3v122c0 3 1 5 1 7s2 4 3 5 4 2 6 3 5 1 9 1z">
              <text:p/>
            </draw:path>
            <draw:path draw:style-name="gr4" draw:text-style-name="P2" draw:layer="layout" svg:width="0.117cm" svg:height="0.105cm" svg:x="6.933cm" svg:y="8.592cm" svg:viewBox="0 0 118 106" svg:d="m118 53c0 8-2 15-5 22s-7 12-12 16-11 9-19 11c-7 3-15 4-23 4-9 0-17-1-24-4-7-2-13-6-18-11s-10-10-13-16-4-14-4-22 1-15 4-22 7-12 13-16 11-9 18-11 15-4 24-4 16 1 23 4 14 6 19 11 9 10 12 16 5 14 5 22zm-24 0c0-11-3-20-9-27s-15-10-26-10-20 3-26 10-9 16-9 27 3 20 9 27 15 10 26 10 19-3 26-10 9-16 9-27z">
              <text:p/>
            </draw:path>
            <draw:path draw:style-name="gr4" draw:text-style-name="P2" draw:layer="layout" svg:width="0.107cm" svg:height="0.138cm" svg:x="7.074cm" svg:y="8.592cm" svg:viewBox="0 0 108 139" svg:d="m85 93c-1 1-5 2-11 4s-12 2-19 2c-8 0-15-1-21-3s-13-5-18-9-9-9-12-15-4-13-4-22c0-7 1-14 4-20s7-11 12-16 12-8 19-10 16-4 26-4 19 1 27 2 14 2 20 3v90c0 15-5 27-15 34s-25 10-45 10c-8 0-15-1-22-2s-13-2-19-3l5-16c4 1 9 2 16 3 6 1 13 2 20 2 13 0 23-2 29-6s8-11 8-20zm0-79c-2 0-5-1-9-1s-8-1-15-1c-12 0-21 3-28 9s-9 15-9 25c0 6 0 11 2 15s5 7 8 10 7 5 11 6 8 2 12 2c6 0 12-1 17-2s9-3 11-5z">
              <text:p/>
            </draw:path>
            <draw:path draw:style-name="gr4" draw:text-style-name="P2" draw:layer="layout" svg:width="0.107cm" svg:height="0.138cm" svg:x="7.217cm" svg:y="8.592cm" svg:viewBox="0 0 108 139" svg:d="m85 93c-1 1-5 2-11 4s-12 2-19 2c-8 0-15-1-21-3s-13-5-18-9-9-9-12-15-4-13-4-22c0-7 1-14 4-20s7-11 12-16 12-8 19-10 16-4 26-4 19 1 27 2 14 2 20 3v90c0 15-5 27-15 34s-25 10-45 10c-8 0-15-1-22-2s-13-2-19-3l5-16c4 1 9 2 16 3 6 1 13 2 20 2 13 0 23-2 29-6s8-11 8-20zm0-79c-2 0-5-1-9-1s-8-1-15-1c-12 0-21 3-28 9s-9 15-9 25c0 6 0 11 2 15s5 7 8 10 7 5 11 6 8 2 12 2c6 0 12-1 17-2s9-3 11-5z">
              <text:p/>
            </draw:path>
            <draw:path draw:style-name="gr4" draw:text-style-name="P2" draw:layer="layout" svg:width="0.108cm" svg:height="0.104cm" svg:x="7.358cm" svg:y="8.592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071cm" svg:height="0.102cm" svg:x="7.502cm" svg:y="8.592cm" svg:viewBox="0 0 72 103" svg:d="m47 0c2 0 4 0 6 0s5 1 8 1 4 1 6 1 4 1 5 1l-4 16c-2-1-5-1-9-2s-9-1-16-1c-4 0-8 0-13 1s-6 1-8 2v84h-22v-97c5-1 12-3 20-4s17-2 27-2z">
              <text:p/>
            </draw:path>
            <draw:path draw:style-name="gr4" draw:text-style-name="P2" draw:layer="layout" svg:width="0.02cm" svg:height="0.187cm" svg:x="7.658cm" svg:y="8.543cm" svg:viewBox="0 0 21 188" svg:d="m0 0c7 0 14 0 21 0 0 63 0 125 0 188-7 0-14 0-21 0 0-63 0-125 0-188z">
              <text:p/>
            </draw:path>
            <draw:path draw:style-name="gr4" draw:text-style-name="P2" draw:layer="layout" svg:width="0.154cm" svg:height="0.133cm" svg:x="7.762cm" svg:y="8.561cm" svg:viewBox="0 0 155 134" svg:d="m129 134c-2-6-5-11-7-17s-6-11-8-17h-74l-16 34h-24c7-14 13-27 19-39s11-24 16-35 11-21 17-31 10-19 15-29h22c5 10 10 19 15 29s11 20 16 31 11 23 16 35 12 25 19 39zm-47-50c-5-11-11-22-16-32s-10-21-15-31c-5 10-10 20-15 31s-10 21-16 32z">
              <text:p/>
            </draw:path>
            <draw:path draw:style-name="gr4" draw:text-style-name="P2" draw:layer="layout" svg:width="0.099cm" svg:height="0.102cm" svg:x="7.935cm" svg:y="8.594cm" svg:viewBox="0 0 100 103" svg:d="m100 98c-5 1-11 2-20 3s-18 2-29 2c-9 0-17-1-24-3-7-3-12-6-16-10s-7-9-8-15-3-12-3-18v-57h22v53c0 12 3 21 7 26s13 8 25 8c2 0 4 0 7 0s5 0 7-1 4 0 6 0 3-1 4-1v-85h22z">
              <text:p/>
            </draw:path>
            <draw:path draw:style-name="gr4" draw:text-style-name="P2" draw:layer="layout" svg:width="0.114cm" svg:height="0.1cm" svg:x="8.063cm" svg:y="8.594cm" svg:viewBox="0 0 115 101" svg:d="m90 101c-2-2-4-5-7-8s-5-7-8-10-6-7-9-11-6-6-9-9c-3 3-6 6-9 9s-6 7-9 11-6 6-8 9-5 7-7 9h-24c6-9 13-17 21-26s16-18 24-26l-43-49h26l30 35 30-35h24l-42 48c7 8 16 17 24 26s15 18 21 27z">
              <text:p/>
            </draw:path>
            <draw:path draw:style-name="gr4" draw:text-style-name="P2" draw:layer="layout" svg:width="0.028cm" svg:height="0.142cm" svg:x="8.201cm" svg:y="8.552cm" svg:viewBox="0 0 29 143" svg:d="m26 143h-23v-101h23zm-12-18c-4 0-7-1-10-3s-4-5-4-9 1-7 4-9 6-3 10-3 8 1 11 3 4 5 4 9-2 7-4 9-7 3-11 3z">
              <text:p/>
            </draw:path>
            <draw:path draw:style-name="gr4" draw:text-style-name="P2" draw:layer="layout" svg:width="0.04cm" svg:height="0.152cm" svg:x="8.267cm" svg:y="8.544cm" svg:viewBox="0 0 41 153" svg:d="m38 153c-14 0-24-3-29-7s-9-12-9-21v-122l22-3v122c0 3 1 5 1 7s2 4 3 5 4 2 6 3 5 1 9 1z">
              <text:p/>
            </draw:path>
            <draw:path draw:style-name="gr4" draw:text-style-name="P2" draw:layer="layout" svg:width="0.028cm" svg:height="0.142cm" svg:x="8.332cm" svg:y="8.552cm" svg:viewBox="0 0 29 143" svg:d="m26 143h-23v-101h23zm-12-18c-4 0-7-1-10-3s-4-5-4-9 1-7 4-9 6-3 10-3 8 1 11 3 4 5 4 9-2 7-4 9-7 3-11 3z">
              <text:p/>
            </draw:path>
            <draw:path draw:style-name="gr4" draw:text-style-name="P2" draw:layer="layout" svg:width="0.096cm" svg:height="0.104cm" svg:x="8.39cm" svg:y="8.592cm" svg:viewBox="0 0 97 105" svg:d="m50 90c6 0 10 0 14 0s8-1 10-1v-31c-1 0-4-1-7-1s-8-1-13-1c-4 0-7 0-11 1s-7 1-10 2-6 3-8 5-3 5-3 9c0 6 3 11 8 13s12 4 20 4zm-1-90c9 0 16 1 22 3s11 4 15 8 7 7 8 12 3 10 3 15v63c-2 0-5 1-8 1s-8 1-12 1-9 1-14 2c-5 0-10 0-15 0-7 0-13-1-19-2s-11-3-15-5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4" draw:text-style-name="P2" draw:layer="layout" svg:width="0.071cm" svg:height="0.102cm" svg:x="8.525cm" svg:y="8.592cm" svg:viewBox="0 0 72 103" svg:d="m47 0c2 0 4 0 6 0s5 1 8 1 4 1 6 1 4 1 5 1l-4 16c-2-1-5-1-9-2s-9-1-16-1c-4 0-8 0-13 1s-6 1-8 2v84h-22v-97c5-1 12-3 20-4s17-2 27-2z">
              <text:p/>
            </draw:path>
            <draw:path draw:style-name="gr4" draw:text-style-name="P2" draw:layer="layout" svg:width="0.114cm" svg:height="0.136cm" svg:x="8.604cm" svg:y="8.594cm" svg:viewBox="0 0 115 137" svg:d="m4 119c2 1 4 2 7 2 3 1 6 1 9 1 8 0 16-2 21-5s9-8 13-15c-9-15-18-32-27-49s-17-35-23-53h24c2 6 4 12 7 19s6 13 9 20 6 15 10 22 6 14 10 20c5-13 11-27 15-40s9-27 13-41h23c-6 19-13 37-20 55s-15 33-23 49c-2 6-5 11-9 15-3 4-7 7-11 10s-9 5-14 6c-6 1-12 2-18 2-2 0-4 0-6 0s-4-1-6-1c-1 0-3-1-5-1-1-1-2-1-3-1z">
              <text:p/>
            </draw:path>
            <draw:path draw:style-name="gr4" draw:text-style-name="P2" draw:layer="layout" svg:width="0.109cm" svg:height="0.138cm" svg:x="8.802cm" svg:y="8.592cm" svg:viewBox="0 0 110 139" svg:d="m87 53c0-12-4-21-11-28s-17-9-29-9c-7 0-12 0-16 1s-6 0-9 1v63c3 2 7 4 12 5s11 3 17 3 12-1 16-3 9-4 12-8 5-7 6-11 2-9 2-14zm23 0c0 7-1 14-3 21s-7 12-11 16-11 9-18 11c-7 3-15 4-24 4-7 0-14-1-19-2-6-2-10-3-13-5v41h-22v-134c5-1 12-2 20-3s17-2 27-2 19 1 26 4 15 6 20 10 10 10 13 17 4 13 4 22z">
              <text:p/>
            </draw:path>
            <draw:path draw:style-name="gr4" draw:text-style-name="P2" draw:layer="layout" svg:width="0.071cm" svg:height="0.102cm" svg:x="8.944cm" svg:y="8.592cm" svg:viewBox="0 0 72 103" svg:d="m47 0c2 0 4 0 6 0s5 1 8 1 4 1 6 1 4 1 5 1l-4 16c-2-1-5-1-9-2s-9-1-16-1c-4 0-8 0-13 1s-6 1-8 2v84h-22v-97c5-1 12-3 20-4s17-2 27-2z">
              <text:p/>
            </draw:path>
            <draw:path draw:style-name="gr4" draw:text-style-name="P2" draw:layer="layout" svg:width="0.117cm" svg:height="0.105cm" svg:x="9.03cm" svg:y="8.592cm" svg:viewBox="0 0 118 106" svg:d="m118 53c0 8-2 15-5 22s-7 12-12 16-11 9-19 11c-7 3-15 4-23 4-9 0-17-1-24-4-7-2-13-6-18-11s-10-10-13-16-4-14-4-22 1-15 4-22 7-12 13-16 11-9 18-11 15-4 24-4 16 1 23 4 14 6 19 11 9 10 12 16 5 14 5 22zm-24 0c0-11-3-20-9-27s-15-10-26-10-20 3-26 10-9 16-9 27 3 20 9 27 15 10 26 10 19-3 26-10 9-16 9-27z">
              <text:p/>
            </draw:path>
            <draw:path draw:style-name="gr4" draw:text-style-name="P2" draw:layer="layout" svg:width="0.094cm" svg:height="0.104cm" svg:x="9.173cm" svg:y="8.592cm" svg:viewBox="0 0 95 105" svg:d="m62 105c-10 0-19-1-27-4-8-2-14-6-19-11s-10-10-12-16-4-14-4-21c0-8 1-15 4-21s7-12 12-17 12-8 19-11 16-4 25-4c6 0 11 0 17 1s11 2 16 4l-5 15c-3-1-7-2-12-3s-9-1-14-1c-12 0-22 3-29 9s-9 16-9 28c0 5 0 10 2 15s4 8 7 11 8 6 13 7 11 3 19 3c6 0 11 0 16-1s9-2 11-3l3 15c-1 1-3 1-5 2s-5 1-8 1c-3 1-7 1-10 2-4 0-7 0-10 0z">
              <text:p/>
            </draw:path>
            <draw:path draw:style-name="gr4" draw:text-style-name="P2" draw:layer="layout" svg:width="0.108cm" svg:height="0.104cm" svg:x="9.288cm" svg:y="8.592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087cm" svg:height="0.104cm" svg:x="9.422cm" svg:y="8.592cm" svg:viewBox="0 0 88 105" svg:d="m39 90c9 0 16-1 20-3s7-5 7-9c0-5-2-8-7-11s-11-5-21-8c-5-2-9-3-14-5s-8-3-11-6-6-4-8-8-3-6-3-11c0-9 5-16 13-21s19-8 33-8c3 0 7 0 11 0s6 1 9 2 6 1 8 1 4 1 6 1l-4 16c-3-1-6-2-12-3s-11-2-18-2c-6 0-12 1-16 3s-7 5-7 9c0 3 0 4 1 6s3 3 5 5 5 2 8 3 7 3 11 4c6 2 12 4 16 5s9 4 12 6 6 6 7 9 3 7 3 12c0 9-4 16-13 21s-21 7-36 7c-11 0-20-1-26-2-7-2-11-3-13-4l4-15c3 1 7 2 12 4s13 2 23 2z">
              <text:p/>
            </draw:path>
            <draw:path draw:style-name="gr4" draw:text-style-name="P2" draw:layer="layout" svg:width="0.087cm" svg:height="0.104cm" svg:x="9.532cm" svg:y="8.592cm" svg:viewBox="0 0 88 105" svg:d="m39 90c9 0 16-1 20-3s7-5 7-9c0-5-2-8-7-11s-11-5-21-8c-5-2-9-3-14-5s-8-3-11-6-6-4-8-8-3-6-3-11c0-9 5-16 13-21s19-8 33-8c3 0 7 0 11 0s6 1 9 2 6 1 8 1 4 1 6 1l-4 16c-3-1-6-2-12-3s-11-2-18-2c-6 0-12 1-16 3s-7 5-7 9c0 3 0 4 1 6s3 3 5 5 5 2 8 3 7 3 11 4c6 2 12 4 16 5s9 4 12 6 6 6 7 9 3 7 3 12c0 9-4 16-13 21s-21 7-36 7c-11 0-20-1-26-2-7-2-11-3-13-4l4-15c3 1 7 2 12 4s13 2 23 2z">
              <text:p/>
            </draw:path>
            <draw:path draw:style-name="gr4" draw:text-style-name="P2" draw:layer="layout" svg:width="0.117cm" svg:height="0.105cm" svg:x="9.645cm" svg:y="8.592cm" svg:viewBox="0 0 118 106" svg:d="m118 53c0 8-2 15-5 22s-7 12-12 16-11 9-19 11c-7 3-15 4-23 4-9 0-17-1-24-4-7-2-13-6-18-11s-10-10-13-16-4-14-4-22 1-15 4-22 7-12 13-16 11-9 18-11 15-4 24-4 16 1 23 4 14 6 19 11 9 10 12 16 5 14 5 22zm-24 0c0-11-3-20-9-27s-15-10-26-10-20 3-26 10-9 16-9 27 3 20 9 27 15 10 26 10 19-3 26-10 9-16 9-27z">
              <text:p/>
            </draw:path>
            <draw:path draw:style-name="gr4" draw:text-style-name="P2" draw:layer="layout" svg:width="0.071cm" svg:height="0.102cm" svg:x="9.794cm" svg:y="8.592cm" svg:viewBox="0 0 72 103" svg:d="m47 0c2 0 4 0 6 0s5 1 8 1 4 1 6 1 4 1 5 1l-4 16c-2-1-5-1-9-2s-9-1-16-1c-4 0-8 0-13 1s-6 1-8 2v84h-22v-97c5-1 12-3 20-4s17-2 27-2z">
              <text:p/>
            </draw:path>
            <draw:path draw:style-name="gr4" draw:text-style-name="P2" draw:layer="layout" svg:width="0.02cm" svg:height="0.187cm" svg:x="9.95cm" svg:y="8.543cm" svg:viewBox="0 0 21 188" svg:d="m0 0c7 0 14 0 21 0 0 63 0 125 0 188-7 0-14 0-21 0 0-63 0-125 0-188z">
              <text:p/>
            </draw:path>
            <draw:path draw:style-name="gr4" draw:text-style-name="P2" draw:layer="layout" svg:width="0.02cm" svg:height="0.187cm" svg:x="4.83cm" svg:y="8.772cm" svg:viewBox="0 0 21 188" svg:d="m0 0c7 0 14 0 21 0 0 63 0 125 0 188-7 0-14 0-21 0 0-63 0-125 0-188z">
              <text:p/>
            </draw:path>
            <draw:path draw:style-name="gr4" draw:text-style-name="P2" draw:layer="layout" svg:width="0.176cm" svg:height="0.133cm" svg:x="4.949cm" svg:y="8.79cm" svg:viewBox="0 0 177 134" svg:d="m79 115c-1-3-3-7-6-12s-6-10-9-15-6-11-10-17-6-11-9-17-6-9-9-14-5-7-6-9c-2 15-4 32-5 49s-2 36-3 54h-22c1-12 1-23 2-35s2-23 3-35 2-22 3-33 3-21 4-31h20c5 6 9 12 14 20s10 16 15 24 10 17 15 25 9 16 13 23c3-7 8-15 12-23s10-17 15-25 10-16 15-24 10-14 14-20h20c5 43 9 88 12 134h-22c-1-18-2-36-3-54s-3-34-4-49c-2 2-4 5-7 9s-5 9-8 14-7 11-10 17-7 11-10 17-6 11-9 15-5 9-6 12z">
              <text:p/>
            </draw:path>
            <draw:path draw:style-name="gr4" draw:text-style-name="P2" draw:layer="layout" svg:width="0.096cm" svg:height="0.104cm" svg:x="5.154cm" svg:y="8.821cm" svg:viewBox="0 0 97 105" svg:d="m50 90c6 0 10 0 14 0s8-1 10-1v-31c-1 0-4-1-7-1s-8-1-13-1c-4 0-7 0-11 1s-7 1-10 2-6 3-8 5-3 5-3 9c0 6 3 11 8 13s12 4 20 4zm-1-90c9 0 16 1 22 3s11 4 15 8 7 7 8 12 3 10 3 15v63c-2 0-5 1-8 1s-8 1-12 1-9 1-14 2c-5 0-10 0-15 0-7 0-13-1-19-2s-11-3-15-5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4" draw:text-style-name="P2" draw:layer="layout" svg:width="0.087cm" svg:height="0.104cm" svg:x="5.279cm" svg:y="8.821cm" svg:viewBox="0 0 88 105" svg:d="m39 90c9 0 16-1 20-3s7-5 7-9c0-5-2-8-7-11s-11-5-21-8c-5-2-9-3-14-5s-8-3-11-6-6-4-8-8-3-6-3-11c0-9 5-16 13-21s19-8 33-8c3 0 7 0 11 0s6 1 9 2 6 1 8 1 4 1 6 1l-4 16c-3-1-6-2-12-3s-11-2-18-2c-6 0-12 1-16 3s-7 5-7 9c0 3 0 4 1 6s3 3 5 5 5 2 8 3 7 3 11 4c6 2 12 4 16 5s9 4 12 6 6 6 7 9 3 7 3 12c0 9-4 16-13 21s-21 7-36 7c-11 0-20-1-26-2-7-2-11-3-13-4l4-15c3 1 7 2 12 4s13 2 23 2z">
              <text:p/>
            </draw:path>
            <draw:path draw:style-name="gr4" draw:text-style-name="P2" draw:layer="layout" svg:width="0.087cm" svg:height="0.104cm" svg:x="5.388cm" svg:y="8.821cm" svg:viewBox="0 0 88 105" svg:d="m39 90c9 0 16-1 20-3s7-5 7-9c0-5-2-8-7-11s-11-5-21-8c-5-2-9-3-14-5s-8-3-11-6-6-4-8-8-3-6-3-11c0-9 5-16 13-21s19-8 33-8c3 0 7 0 11 0s6 1 9 2 6 1 8 1 4 1 6 1l-4 16c-3-1-6-2-12-3s-11-2-18-2c-6 0-12 1-16 3s-7 5-7 9c0 3 0 4 1 6s3 3 5 5 5 2 8 3 7 3 11 4c6 2 12 4 16 5s9 4 12 6 6 6 7 9 3 7 3 12c0 9-4 16-13 21s-21 7-36 7c-11 0-20-1-26-2-7-2-11-3-13-4l4-15c3 1 7 2 12 4s13 2 23 2z">
              <text:p/>
            </draw:path>
            <draw:path draw:style-name="gr4" draw:text-style-name="P2" draw:layer="layout" svg:width="0.028cm" svg:height="0.142cm" svg:x="5.505cm" svg:y="8.781cm" svg:viewBox="0 0 29 143" svg:d="m26 143h-23v-101h23zm-12-18c-4 0-7-1-10-3s-4-5-4-9 1-7 4-9 6-3 10-3 8 1 11 3 4 5 4 9-2 7-4 9-7 3-11 3z">
              <text:p/>
            </draw:path>
            <draw:path draw:style-name="gr4" draw:text-style-name="P2" draw:layer="layout" svg:width="0.111cm" svg:height="0.1cm" svg:x="5.555cm" svg:y="8.823cm" svg:viewBox="0 0 112 101" svg:d="m112 0c-7 19-14 37-22 54s-17 33-24 47h-20c-8-14-16-29-24-47s-16-35-22-54h24c2 6 4 13 7 20s5 13 8 20 6 13 9 20 6 12 8 17c3-5 6-11 9-17s6-13 9-20 5-14 8-20 5-14 6-20z">
              <text:p/>
            </draw:path>
            <draw:path draw:style-name="gr4" draw:text-style-name="P2" draw:layer="layout" svg:width="0.108cm" svg:height="0.104cm" svg:x="5.685cm" svg:y="8.821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032cm" svg:height="0.052cm" svg:x="5.819cm" svg:y="8.902cm" svg:viewBox="0 0 33 53" svg:d="m33 0c0 1 0 2 0 3s0 2 0 3c0 8-1 16-4 24s-7 16-12 23l-17-4c4-7 7-14 8-21 1-6 2-13 2-19 0-1 0-3 0-5s0-3-1-4z">
              <text:p/>
            </draw:path>
            <draw:path draw:style-name="gr4" draw:text-style-name="P2" draw:layer="layout" svg:width="0.108cm" svg:height="0.104cm" svg:x="5.942cm" svg:y="8.821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096cm" svg:height="0.104cm" svg:x="6.077cm" svg:y="8.821cm" svg:viewBox="0 0 97 105" svg:d="m50 90c6 0 10 0 14 0s8-1 10-1v-31c-1 0-4-1-7-1s-8-1-13-1c-4 0-7 0-11 1s-7 1-10 2-6 3-8 5-3 5-3 9c0 6 3 11 8 13s12 4 20 4zm-1-90c9 0 16 1 22 3s11 4 15 8 7 7 8 12 3 10 3 15v63c-2 0-5 1-8 1s-8 1-12 1-9 1-14 2c-5 0-10 0-15 0-7 0-13-1-19-2s-11-3-15-5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4" draw:text-style-name="P2" draw:layer="layout" svg:width="0.087cm" svg:height="0.104cm" svg:x="6.202cm" svg:y="8.821cm" svg:viewBox="0 0 88 105" svg:d="m39 90c9 0 16-1 20-3s7-5 7-9c0-5-2-8-7-11s-11-5-21-8c-5-2-9-3-14-5s-8-3-11-6-6-4-8-8-3-6-3-11c0-9 5-16 13-21s19-8 33-8c3 0 7 0 11 0s6 1 9 2 6 1 8 1 4 1 6 1l-4 16c-3-1-6-2-12-3s-11-2-18-2c-6 0-12 1-16 3s-7 5-7 9c0 3 0 4 1 6s3 3 5 5 5 2 8 3 7 3 11 4c6 2 12 4 16 5s9 4 12 6 6 6 7 9 3 7 3 12c0 9-4 16-13 21s-21 7-36 7c-11 0-20-1-26-2-7-2-11-3-13-4l4-15c3 1 7 2 12 4s13 2 23 2z">
              <text:p/>
            </draw:path>
            <draw:path draw:style-name="gr4" draw:text-style-name="P2" draw:layer="layout" svg:width="0.114cm" svg:height="0.136cm" svg:x="6.302cm" svg:y="8.823cm" svg:viewBox="0 0 115 137" svg:d="m4 119c2 1 4 2 7 2 3 1 6 1 9 1 8 0 16-2 21-5s9-8 13-15c-9-15-18-32-27-49s-17-35-23-53h24c2 6 4 12 7 19s6 13 9 20 6 15 10 22 6 14 10 20c5-13 11-27 15-40s9-27 13-41h23c-6 19-13 37-20 55s-15 33-23 49c-2 6-5 11-9 15-3 4-7 7-11 10s-9 5-14 6c-6 1-12 2-18 2-2 0-4 0-6 0s-4-1-6-1c-1 0-3-1-5-1-1-1-2-1-3-1z">
              <text:p/>
            </draw:path>
            <draw:path draw:style-name="gr4" draw:text-style-name="P2" draw:layer="layout" svg:width="0.073cm" svg:height="0.133cm" svg:x="6.498cm" svg:y="8.792cm" svg:viewBox="0 0 74 134" svg:d="m22 31h47v15h-47v47c0 5 1 9 2 12s2 6 4 8 4 3 7 4 6 1 10 1c7 0 12-1 16-2s7-2 9-2l4 15c-2 0-6 2-11 3-6 1-12 2-20 2s-15-1-21-3c-5-1-10-4-13-7s-6-8-7-13-2-11-2-18v-90l22-3z">
              <text:p/>
            </draw:path>
            <draw:path draw:style-name="gr4" draw:text-style-name="P2" draw:layer="layout" svg:width="0.117cm" svg:height="0.105cm" svg:x="6.587cm" svg:y="8.821cm" svg:viewBox="0 0 118 106" svg:d="m118 53c0 8-2 15-5 22s-7 12-12 16-11 9-19 11c-7 3-15 4-23 4-9 0-17-1-24-4-7-2-13-6-18-11s-10-10-13-16-4-14-4-22 1-15 4-22 7-12 13-16 11-9 18-11 15-4 24-4 16 1 23 4 14 6 19 11 9 10 12 16 5 14 5 22zm-24 0c0-11-3-20-9-27s-15-10-26-10-20 3-26 10-9 16-9 27 3 20 9 27 15 10 26 10 19-3 26-10 9-16 9-27z">
              <text:p/>
            </draw:path>
            <draw:path draw:style-name="gr4" draw:text-style-name="P2" draw:layer="layout" svg:width="0.099cm" svg:height="0.102cm" svg:x="6.793cm" svg:y="8.823cm" svg:viewBox="0 0 100 103" svg:d="m100 98c-5 1-11 2-20 3s-18 2-29 2c-9 0-17-1-24-3-7-3-12-6-16-10s-7-9-8-15-3-12-3-18v-57h22v53c0 12 3 21 7 26s13 8 25 8c2 0 4 0 7 0s5 0 7-1 4 0 6 0 3-1 4-1v-85h22z">
              <text:p/>
            </draw:path>
            <draw:path draw:style-name="gr4" draw:text-style-name="P2" draw:layer="layout" svg:width="0.087cm" svg:height="0.104cm" svg:x="6.925cm" svg:y="8.821cm" svg:viewBox="0 0 88 105" svg:d="m39 90c9 0 16-1 20-3s7-5 7-9c0-5-2-8-7-11s-11-5-21-8c-5-2-9-3-14-5s-8-3-11-6-6-4-8-8-3-6-3-11c0-9 5-16 13-21s19-8 33-8c3 0 7 0 11 0s6 1 9 2 6 1 8 1 4 1 6 1l-4 16c-3-1-6-2-12-3s-11-2-18-2c-6 0-12 1-16 3s-7 5-7 9c0 3 0 4 1 6s3 3 5 5 5 2 8 3 7 3 11 4c6 2 12 4 16 5s9 4 12 6 6 6 7 9 3 7 3 12c0 9-4 16-13 21s-21 7-36 7c-11 0-20-1-26-2-7-2-11-3-13-4l4-15c3 1 7 2 12 4s13 2 23 2z">
              <text:p/>
            </draw:path>
            <draw:path draw:style-name="gr4" draw:text-style-name="P2" draw:layer="layout" svg:width="0.108cm" svg:height="0.104cm" svg:x="7.038cm" svg:y="8.821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032cm" svg:height="0.052cm" svg:x="7.172cm" svg:y="8.902cm" svg:viewBox="0 0 33 53" svg:d="m33 0c0 1 0 2 0 3s0 2 0 3c0 8-1 16-4 24s-7 16-12 23l-17-4c4-7 7-14 8-21 1-6 2-13 2-19 0-1 0-3 0-5s0-3-1-4z">
              <text:p/>
            </draw:path>
            <draw:path draw:style-name="gr4" draw:text-style-name="P2" draw:layer="layout" svg:width="0.109cm" svg:height="0.152cm" svg:x="7.295cm" svg:y="8.773cm" svg:viewBox="0 0 110 153" svg:d="m88 72c-3-2-7-4-12-5s-11-3-17-3-12 1-16 3-8 4-11 7-5 8-7 12-1 9-1 15c0 11 3 20 10 26s17 10 29 10c6 0 11 0 15-1s8-1 10-1zm0-132 22-3v148c-5 1-11 2-19 3s-18 2-28 2-18-1-26-4c-8-2-14-6-20-10s-10-10-13-17-4-13-4-21 1-15 4-22 6-12 11-16 10-9 17-11 15-4 24-4c8 0 14 1 20 2s9 3 12 5z">
              <text:p/>
            </draw:path>
            <draw:path draw:style-name="gr4" draw:text-style-name="P2" draw:layer="layout" svg:width="0.096cm" svg:height="0.104cm" svg:x="7.435cm" svg:y="8.821cm" svg:viewBox="0 0 97 105" svg:d="m50 90c6 0 10 0 14 0s8-1 10-1v-31c-1 0-4-1-7-1s-8-1-13-1c-4 0-7 0-11 1s-7 1-10 2-6 3-8 5-3 5-3 9c0 6 3 11 8 13s12 4 20 4zm-1-90c9 0 16 1 22 3s11 4 15 8 7 7 8 12 3 10 3 15v63c-2 0-5 1-8 1s-8 1-12 1-9 1-14 2c-5 0-10 0-15 0-7 0-13-1-19-2s-11-3-15-5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4" draw:text-style-name="P2" draw:layer="layout" svg:width="0.073cm" svg:height="0.133cm" svg:x="7.568cm" svg:y="8.792cm" svg:viewBox="0 0 74 134" svg:d="m22 31h47v15h-47v47c0 5 1 9 2 12s2 6 4 8 4 3 7 4 6 1 10 1c7 0 12-1 16-2s7-2 9-2l4 15c-2 0-6 2-11 3-6 1-12 2-20 2s-15-1-21-3c-5-1-10-4-13-7s-6-8-7-13-2-11-2-18v-90l22-3z">
              <text:p/>
            </draw:path>
            <draw:path draw:style-name="gr4" draw:text-style-name="P2" draw:layer="layout" svg:width="0.096cm" svg:height="0.104cm" svg:x="7.66cm" svg:y="8.821cm" svg:viewBox="0 0 97 105" svg:d="m50 90c6 0 10 0 14 0s8-1 10-1v-31c-1 0-4-1-7-1s-8-1-13-1c-4 0-7 0-11 1s-7 1-10 2-6 3-8 5-3 5-3 9c0 6 3 11 8 13s12 4 20 4zm-1-90c9 0 16 1 22 3s11 4 15 8 7 7 8 12 3 10 3 15v63c-2 0-5 1-8 1s-8 1-12 1-9 1-14 2c-5 0-10 0-15 0-7 0-13-1-19-2s-11-3-15-5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4" draw:text-style-name="P2" draw:layer="layout" svg:width="0.087cm" svg:height="0.104cm" svg:x="7.843cm" svg:y="8.821cm" svg:viewBox="0 0 88 105" svg:d="m39 90c9 0 16-1 20-3s7-5 7-9c0-5-2-8-7-11s-11-5-21-8c-5-2-9-3-14-5s-8-3-11-6-6-4-8-8-3-6-3-11c0-9 5-16 13-21s19-8 33-8c3 0 7 0 11 0s6 1 9 2 6 1 8 1 4 1 6 1l-4 16c-3-1-6-2-12-3s-11-2-18-2c-6 0-12 1-16 3s-7 5-7 9c0 3 0 4 1 6s3 3 5 5 5 2 8 3 7 3 11 4c6 2 12 4 16 5s9 4 12 6 6 6 7 9 3 7 3 12c0 9-4 16-13 21s-21 7-36 7c-11 0-20-1-26-2-7-2-11-3-13-4l4-15c3 1 7 2 12 4s13 2 23 2z">
              <text:p/>
            </draw:path>
            <draw:path draw:style-name="gr4" draw:text-style-name="P2" draw:layer="layout" svg:width="0.073cm" svg:height="0.133cm" svg:x="7.962cm" svg:y="8.792cm" svg:viewBox="0 0 74 134" svg:d="m22 31h47v15h-47v47c0 5 1 9 2 12s2 6 4 8 4 3 7 4 6 1 10 1c7 0 12-1 16-2s7-2 9-2l4 15c-2 0-6 2-11 3-6 1-12 2-20 2s-15-1-21-3c-5-1-10-4-13-7s-6-8-7-13-2-11-2-18v-90l22-3z">
              <text:p/>
            </draw:path>
            <draw:path draw:style-name="gr4" draw:text-style-name="P2" draw:layer="layout" svg:width="0.117cm" svg:height="0.105cm" svg:x="8.05cm" svg:y="8.821cm" svg:viewBox="0 0 118 106" svg:d="m118 53c0 8-2 15-5 22s-7 12-12 16-11 9-19 11c-7 3-15 4-23 4-9 0-17-1-24-4-7-2-13-6-18-11s-10-10-13-16-4-14-4-22 1-15 4-22 7-12 13-16 11-9 18-11 15-4 24-4 16 1 23 4 14 6 19 11 9 10 12 16 5 14 5 22zm-24 0c0-11-3-20-9-27s-15-10-26-10-20 3-26 10-9 16-9 27 3 20 9 27 15 10 26 10 19-3 26-10 9-16 9-27z">
              <text:p/>
            </draw:path>
            <draw:path draw:style-name="gr4" draw:text-style-name="P2" draw:layer="layout" svg:width="0.071cm" svg:height="0.102cm" svg:x="8.199cm" svg:y="8.821cm" svg:viewBox="0 0 72 103" svg:d="m47 0c2 0 4 0 6 0s5 1 8 1 4 1 6 1 4 1 5 1l-4 16c-2-1-5-1-9-2s-9-1-16-1c-4 0-8 0-13 1s-6 1-8 2v84h-22v-97c5-1 12-3 20-4s17-2 27-2z">
              <text:p/>
            </draw:path>
            <draw:path draw:style-name="gr4" draw:text-style-name="P2" draw:layer="layout" svg:width="0.096cm" svg:height="0.104cm" svg:x="8.285cm" svg:y="8.821cm" svg:viewBox="0 0 97 105" svg:d="m50 90c6 0 10 0 14 0s8-1 10-1v-31c-1 0-4-1-7-1s-8-1-13-1c-4 0-7 0-11 1s-7 1-10 2-6 3-8 5-3 5-3 9c0 6 3 11 8 13s12 4 20 4zm-1-90c9 0 16 1 22 3s11 4 15 8 7 7 8 12 3 10 3 15v63c-2 0-5 1-8 1s-8 1-12 1-9 1-14 2c-5 0-10 0-15 0-7 0-13-1-19-2s-11-3-15-5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4" draw:text-style-name="P2" draw:layer="layout" svg:width="0.107cm" svg:height="0.138cm" svg:x="8.412cm" svg:y="8.821cm" svg:viewBox="0 0 108 139" svg:d="m85 93c-1 1-5 2-11 4s-12 2-19 2c-8 0-15-1-21-3s-13-5-18-9-9-9-12-15-4-13-4-22c0-7 1-14 4-20s7-11 12-16 12-8 19-10 16-4 26-4 19 1 27 2 14 2 20 3v90c0 15-5 27-15 34s-25 10-45 10c-8 0-15-1-22-2s-13-2-19-3l5-16c4 1 9 2 16 3 6 1 13 2 20 2 13 0 23-2 29-6s8-11 8-20zm0-79c-2 0-5-1-9-1s-8-1-15-1c-12 0-21 3-28 9s-9 15-9 25c0 6 0 11 2 15s5 7 8 10 7 5 11 6 8 2 12 2c6 0 12-1 17-2s9-3 11-5z">
              <text:p/>
            </draw:path>
            <draw:path draw:style-name="gr4" draw:text-style-name="P2" draw:layer="layout" svg:width="0.108cm" svg:height="0.104cm" svg:x="8.553cm" svg:y="8.821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02cm" svg:height="0.187cm" svg:x="8.759cm" svg:y="8.772cm" svg:viewBox="0 0 21 188" svg:d="m0 0c7 0 14 0 21 0 0 63 0 125 0 188-7 0-14 0-21 0 0-63 0-125 0-188z">
              <text:p/>
            </draw:path>
            <draw:path draw:style-name="gr4" draw:text-style-name="P2" draw:layer="layout" svg:width="0.125cm" svg:height="0.135cm" svg:x="8.882cm" svg:y="8.788cm" svg:viewBox="0 0 126 136" svg:d="m82 79c2 3 6 6 10 11s8 8 12 14 8 10 12 16 8 11 10 16h-24c-4-5-7-10-11-15s-8-10-12-15-7-9-11-13-8-7-11-10c-2 0-4 0-6 0s-4 0-7 0h-20v53h-24v-133c7-1 14-2 22-2s16-1 22-1c24 0 42 4 54 11s18 17 18 31c0 9-2 17-8 23s-15 11-26 14zm-36-63c-10 0-17 0-22 1v50h16c8 0 15 0 22-1s11-2 16-4 8-4 10-7 4-8 4-13-2-10-4-13-6-6-10-8-9-3-14-4-11-1-18-1z">
              <text:p/>
            </draw:path>
            <draw:path draw:style-name="gr4" draw:text-style-name="P2" draw:layer="layout" svg:width="0.108cm" svg:height="0.104cm" svg:x="9.025cm" svg:y="8.821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096cm" svg:height="0.104cm" svg:x="9.16cm" svg:y="8.821cm" svg:viewBox="0 0 97 105" svg:d="m50 90c6 0 10 0 14 0s8-1 10-1v-31c-1 0-4-1-7-1s-8-1-13-1c-4 0-7 0-11 1s-7 1-10 2-6 3-8 5-3 5-3 9c0 6 3 11 8 13s12 4 20 4zm-1-90c9 0 16 1 22 3s11 4 15 8 7 7 8 12 3 10 3 15v63c-2 0-5 1-8 1s-8 1-12 1-9 1-14 2c-5 0-10 0-15 0-7 0-13-1-19-2s-11-3-15-5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4" draw:text-style-name="P2" draw:layer="layout" svg:width="0.04cm" svg:height="0.152cm" svg:x="9.295cm" svg:y="8.773cm" svg:viewBox="0 0 41 153" svg:d="m38 153c-14 0-24-3-29-7s-9-12-9-21v-122l22-3v122c0 3 1 5 1 7s2 4 3 5 4 2 6 3 5 1 9 1z">
              <text:p/>
            </draw:path>
            <draw:path draw:style-name="gr4" draw:text-style-name="P2" draw:layer="layout" svg:width="0.073cm" svg:height="0.133cm" svg:x="9.419cm" svg:y="8.792cm" svg:viewBox="0 0 74 134" svg:d="m22 31h47v15h-47v47c0 5 1 9 2 12s2 6 4 8 4 3 7 4 6 1 10 1c7 0 12-1 16-2s7-2 9-2l4 15c-2 0-6 2-11 3-6 1-12 2-20 2s-15-1-21-3c-5-1-10-4-13-7s-6-8-7-13-2-11-2-18v-90l22-3z">
              <text:p/>
            </draw:path>
            <draw:path draw:style-name="gr4" draw:text-style-name="P2" draw:layer="layout" svg:width="0.028cm" svg:height="0.142cm" svg:x="9.518cm" svg:y="8.781cm" svg:viewBox="0 0 29 143" svg:d="m26 143h-23v-101h23zm-12-18c-4 0-7-1-10-3s-4-5-4-9 1-7 4-9 6-3 10-3 8 1 11 3 4 5 4 9-2 7-4 9-7 3-11 3z">
              <text:p/>
            </draw:path>
            <draw:path draw:style-name="gr4" draw:text-style-name="P2" draw:layer="layout" svg:width="0.17cm" svg:height="0.102cm" svg:x="9.584cm" svg:y="8.821cm" svg:viewBox="0 0 171 103" svg:d="m0 5c5-1 12-2 20-3s19-2 30-2c8 0 15 1 20 3s10 4 14 7c1 0 3-1 5-2s6-3 9-4 8-2 12-3 9-1 14-1c10 0 18 1 24 3s11 6 14 10 6 9 7 15 2 12 2 18v57h-22v-53c0-6-1-11-1-15s-3-8-5-11-4-5-8-6-8-2-13-2c-8 0-14 1-19 2s-8 4-10 5c1 3 2 7 3 11s1 8 1 12v57h-23v-53c0-6 0-11-1-15s-2-8-4-11-5-5-8-6-8-2-14-2c-2 0-4 0-7 0s-5 0-7 1-5 0-7 0-3 1-4 1v85h-22z">
              <text:p/>
            </draw:path>
            <draw:path draw:style-name="gr4" draw:text-style-name="P2" draw:layer="layout" svg:width="0.108cm" svg:height="0.104cm" svg:x="9.786cm" svg:y="8.821cm" svg:viewBox="0 0 109 105" svg:d="m0 53c0-9 2-17 5-23s7-13 13-17 11-8 18-10 14-3 21-3c17 0 30 4 39 13s13 21 13 38c0 0 0 1 0 3s0 2 0 3h-85c0 10 4 18 11 24s17 8 30 8c8 0 15-1 20-2s10-2 12-3l3 15c-2 2-7 3-14 4s-14 2-23 2c-11 0-20-1-28-4s-15-6-20-11-9-10-11-16-4-14-4-21zm85-11c1-8-2-14-7-19s-12-8-22-8c-5 0-9 1-13 2s-7 4-10 6-5 6-6 9-3 7-3 10z">
              <text:p/>
            </draw:path>
            <draw:path draw:style-name="gr4" draw:text-style-name="P2" draw:layer="layout" svg:width="0.094cm" svg:height="0.104cm" svg:x="9.981cm" svg:y="8.821cm" svg:viewBox="0 0 95 105" svg:d="m62 105c-10 0-19-1-27-4-8-2-14-6-19-11s-10-10-12-16-4-14-4-21c0-8 1-15 4-21s7-12 12-17 12-8 19-11 16-4 25-4c6 0 11 0 17 1s11 2 16 4l-5 15c-3-1-7-2-12-3s-9-1-14-1c-12 0-22 3-29 9s-9 16-9 28c0 5 0 10 2 15s4 8 7 11 8 6 13 7 11 3 19 3c6 0 11 0 16-1s9-2 11-3l3 15c-1 1-3 1-5 2s-5 1-8 1c-3 1-7 1-10 2-4 0-7 0-10 0z">
              <text:p/>
            </draw:path>
            <draw:path draw:style-name="gr4" draw:text-style-name="P2" draw:layer="layout" svg:width="0.04cm" svg:height="0.152cm" svg:x="10.103cm" svg:y="8.773cm" svg:viewBox="0 0 41 153" svg:d="m38 153c-14 0-24-3-29-7s-9-12-9-21v-122l22-3v122c0 3 1 5 1 7s2 4 3 5 4 2 6 3 5 1 9 1z">
              <text:p/>
            </draw:path>
            <draw:path draw:style-name="gr4" draw:text-style-name="P2" draw:layer="layout" svg:width="0.117cm" svg:height="0.105cm" svg:x="10.164cm" svg:y="8.821cm" svg:viewBox="0 0 118 106" svg:d="m118 53c0 8-2 15-5 22s-7 12-12 16-11 9-19 11c-7 3-15 4-23 4-9 0-17-1-24-4-7-2-13-6-18-11s-10-10-13-16-4-14-4-22 1-15 4-22 7-12 13-16 11-9 18-11 15-4 24-4 16 1 23 4 14 6 19 11 9 10 12 16 5 14 5 22zm-24 0c0-11-3-20-9-27s-15-10-26-10-20 3-26 10-9 16-9 27 3 20 9 27 15 10 26 10 19-3 26-10 9-16 9-27z">
              <text:p/>
            </draw:path>
            <draw:path draw:style-name="gr4" draw:text-style-name="P2" draw:layer="layout" svg:width="0.094cm" svg:height="0.104cm" svg:x="10.305cm" svg:y="8.821cm" svg:viewBox="0 0 95 105" svg:d="m62 105c-10 0-19-1-27-4-8-2-14-6-19-11s-10-10-12-16-4-14-4-21c0-8 1-15 4-21s7-12 12-17 12-8 19-11 16-4 25-4c6 0 11 0 17 1s11 2 16 4l-5 15c-3-1-7-2-12-3s-9-1-14-1c-12 0-22 3-29 9s-9 16-9 28c0 5 0 10 2 15s4 8 7 11 8 6 13 7 11 3 19 3c6 0 11 0 16-1s9-2 11-3l3 15c-1 1-3 1-5 2s-5 1-8 1c-3 1-7 1-10 2-4 0-7 0-10 0z">
              <text:p/>
            </draw:path>
            <draw:path draw:style-name="gr4" draw:text-style-name="P2" draw:layer="layout" svg:width="0.102cm" svg:height="0.15cm" svg:x="10.428cm" svg:y="8.773cm" svg:viewBox="0 0 103 151" svg:d="m45 95c5 3 10 7 15 11s11 9 16 15 10 10 15 15 9 10 12 15h-27c-3-5-7-9-11-14s-9-9-14-13-10-9-15-12-9-7-14-9v48h-22v-148l22-3v92c4-3 8-6 13-10s9-8 14-12 8-7 12-11 8-6 10-9h27c-4 3-8 7-12 11s-9 7-14 11-9 8-14 12-9 8-13 11z">
              <text:p/>
            </draw:path>
            <draw:path draw:style-name="gr4" draw:text-style-name="P2" draw:layer="layout" svg:width="0.02cm" svg:height="0.187cm" svg:x="10.615cm" svg:y="8.772cm" svg:viewBox="0 0 21 188" svg:d="m0 0c7 0 14 0 21 0 0 63 0 125 0 188-7 0-14 0-21 0 0-63 0-125 0-188z">
              <text:p/>
            </draw:path>
          </draw:g>
          <draw:g>
            <draw:path draw:style-name="gr5" draw:text-style-name="P3" draw:layer="layout" svg:width="2.564cm" svg:height="0.403cm" svg:x="4.719cm" svg:y="16.288cm" svg:viewBox="0 0 2565 404" svg:d="m0 404c0-135 0-269 0-404 855 0 1710 0 2565 0 0 135 0 269 0 404-855 0-1710 0-2565 0z">
              <text:p/>
            </draw:path>
            <draw:path draw:style-name="gr6" draw:text-style-name="P4" draw:layer="layout" svg:width="0.208cm" svg:height="0.146cm" svg:x="4.825cm" svg:y="16.457cm" svg:viewBox="0 0 209 147" svg:d="m137 147c-5-14-11-29-17-47s-11-35-15-54c-5 19-11 37-16 54s-12 33-17 47h-24c-9-19-17-42-25-66s-16-52-23-81h28c2 9 4 18 7 29s5 21 8 31 6 20 9 30 7 18 10 25c3-9 6-18 9-28s6-20 9-30 6-20 8-30 5-19 7-27h22c1 8 3 18 6 27s5 20 7 30 6 20 9 30 6 19 10 28c2-7 5-15 8-25s7-20 10-30 5-21 8-31 5-20 7-29h27c-7 29-15 56-23 81s-16 47-25 66z">
              <text:p/>
            </draw:path>
            <draw:path draw:style-name="gr6" draw:text-style-name="P4" draw:layer="layout" svg:width="0.208cm" svg:height="0.146cm" svg:x="5.049cm" svg:y="16.457cm" svg:viewBox="0 0 209 147" svg:d="m137 147c-5-14-11-29-17-47s-11-35-15-54c-5 19-11 37-16 54s-12 33-17 47h-24c-9-19-17-42-25-66s-16-52-23-81h28c2 9 4 18 7 29s5 21 8 31 6 20 9 30 7 18 10 25c3-9 6-18 9-28s6-20 9-30 6-20 8-30 5-19 7-27h22c1 8 3 18 6 27s5 20 7 30 6 20 9 30 6 19 10 28c2-7 5-15 8-25s7-20 10-30 5-21 8-31 5-20 7-29h27c-7 29-15 56-23 81s-16 47-25 66z">
              <text:p/>
            </draw:path>
            <draw:path draw:style-name="gr6" draw:text-style-name="P4" draw:layer="layout" svg:width="0.208cm" svg:height="0.146cm" svg:x="5.274cm" svg:y="16.457cm" svg:viewBox="0 0 209 147" svg:d="m137 147c-5-14-11-29-17-47s-11-35-15-54c-5 19-11 37-16 54s-12 33-17 47h-24c-9-19-17-42-25-66s-16-52-23-81h28c2 9 4 18 7 29s5 21 8 31 6 20 9 30 7 18 10 25c3-9 6-18 9-28s6-20 9-30 6-20 8-30 5-19 7-27h22c1 8 3 18 6 27s5 20 7 30 6 20 9 30 6 19 10 28c2-7 5-15 8-25s7-20 10-30 5-21 8-31 5-20 7-29h27c-7 29-15 56-23 81s-16 47-25 66z">
              <text:p/>
            </draw:path>
            <draw:path draw:style-name="gr6" draw:text-style-name="P4" draw:layer="layout" svg:width="0.037cm" svg:height="0.037cm" svg:x="5.495cm" svg:y="16.57cm" svg:viewBox="0 0 38 38" svg:d="m38 19c0 5-2 10-5 13-4 4-8 6-14 6s-10-2-14-6c-3-3-5-8-5-13s2-10 5-13 8-6 14-6 10 2 14 6 5 8 5 13z">
              <text:p/>
            </draw:path>
            <draw:path draw:style-name="gr6" draw:text-style-name="P4" draw:layer="layout" svg:width="0.208cm" svg:height="0.146cm" svg:x="5.557cm" svg:y="16.457cm" svg:viewBox="0 0 209 147" svg:d="m137 147c-5-14-11-29-17-47s-11-35-15-54c-5 19-11 37-16 54s-12 33-17 47h-24c-9-19-17-42-25-66s-16-52-23-81h28c2 9 4 18 7 29s5 21 8 31 6 20 9 30 7 18 10 25c3-9 6-18 9-28s6-20 9-30 6-20 8-30 5-19 7-27h22c1 8 3 18 6 27s5 20 7 30 6 20 9 30 6 19 10 28c2-7 5-15 8-25s7-20 10-30 5-21 8-31 5-20 7-29h27c-7 29-15 56-23 81s-16 47-25 66z">
              <text:p/>
            </draw:path>
            <draw:path draw:style-name="gr6" draw:text-style-name="P4" draw:layer="layout" svg:width="0.133cm" svg:height="0.199cm" svg:x="5.777cm" svg:y="16.457cm" svg:viewBox="0 0 134 200" svg:d="m5 174c2 1 5 2 8 3s6 1 9 1c11 0 19-2 25-7s10-12 14-22c-11-23-21-46-32-72s-18-51-25-77h28c2 8 5 18 8 27s7 20 10 31 7 20 11 31 8 20 13 30c7-20 13-40 18-59s10-39 15-60h27c-7 28-15 54-23 80s-17 49-26 71c-4 9-8 16-12 22s-8 11-13 15-11 7-17 9-13 3-20 3c-2 0-4 0-7 0s-4-1-6-2c-2 0-4-1-6-1s-3-1-4-2z">
              <text:p/>
            </draw:path>
            <draw:path draw:style-name="gr6" draw:text-style-name="P4" draw:layer="layout" svg:width="0.137cm" svg:height="0.153cm" svg:x="5.93cm" svg:y="16.454cm" svg:viewBox="0 0 138 154" svg:d="m138 77c0 12-2 22-5 32s-8 17-14 24-14 12-22 16c-9 3-18 5-28 5s-19-2-28-5c-8-4-15-9-22-16s-11-15-14-24-5-20-5-32c0-11 2-22 5-31s8-18 14-25 14-12 22-15 18-6 28-6 19 2 28 6 16 8 22 15 11 15 14 25 5 20 5 31zm-27 0c0-17-4-30-11-39s-18-15-31-15-23 5-31 15-11 22-11 39 4 30 11 39 18 15 31 15 23-5 31-15 11-22 11-39z">
              <text:p/>
            </draw:path>
            <draw:path draw:style-name="gr6" draw:text-style-name="P4" draw:layer="layout" svg:width="0.047cm" svg:height="0.221cm" svg:x="6.108cm" svg:y="16.385cm" svg:viewBox="0 0 48 222" svg:d="m44 222c-16 0-27-4-34-10s-10-17-10-31v-176l26-5v177c0 4 0 7 1 10s2 5 4 7 4 3 7 4 6 1 10 2z">
              <text:p/>
            </draw:path>
            <draw:path draw:style-name="gr6" draw:text-style-name="P4" draw:layer="layout" svg:width="0.118cm" svg:height="0.149cm" svg:x="6.186cm" svg:y="16.457cm" svg:viewBox="0 0 119 150" svg:d="m119 143c-6 1-14 3-24 4s-21 3-34 3c-12 0-21-2-29-5s-14-8-19-14-8-13-10-21-3-18-3-28v-82h26v77c0 18 3 31 9 38s15 12 29 12c2 0 5 0 8 0s6-1 9-1 5-1 7-1 4 0 5-1v-124h26z">
              <text:p/>
            </draw:path>
            <draw:path draw:style-name="gr6" draw:text-style-name="P4" draw:layer="layout" svg:width="0.199cm" svg:height="0.149cm" svg:x="6.353cm" svg:y="16.454cm" svg:viewBox="0 0 200 150" svg:d="m0 7c6-1 14-3 24-4s21-3 34-3c10 0 18 1 24 4s12 6 16 11c2-1 4-2 6-4s7-3 11-5 9-3 14-4 10-2 16-2c11 0 21 2 28 5s13 8 17 14 6 13 8 21 2 18 2 28v82h-26v-77c0-9 0-16-1-22s-3-12-5-16-6-7-10-9-9-3-16-3c-9 0-16 1-22 4s-9 4-12 6c2 5 3 10 4 16s1 12 1 18v83h-26v-77c0-9 0-16-1-22s-3-12-5-16-6-7-10-9-9-3-16-3c-2 0-5 0-8 0s-6 1-9 1-5 1-7 1-4 1-5 1v124h-26z">
              <text:p/>
            </draw:path>
            <draw:path draw:style-name="gr6" draw:text-style-name="P4" draw:layer="layout" svg:width="0.037cm" svg:height="0.037cm" svg:x="6.6cm" svg:y="16.57cm" svg:viewBox="0 0 38 38" svg:d="m38 19c0 5-2 10-5 13-4 4-8 6-14 6s-10-2-14-6c-3-3-5-8-5-13s2-10 5-13 8-6 14-6 10 2 14 6 5 8 5 13z">
              <text:p/>
            </draw:path>
            <draw:path draw:style-name="gr6" draw:text-style-name="P4" draw:layer="layout" svg:width="0.11cm" svg:height="0.152cm" svg:x="6.671cm" svg:y="16.454cm" svg:viewBox="0 0 111 153" svg:d="m72 153c-12 0-22-2-31-6-9-3-17-9-23-15s-10-15-13-24-5-20-5-31 2-22 5-31 8-17 14-24 13-12 22-16 19-6 29-6c7 0 13 1 20 2s13 3 19 5l-6 22c-4-2-9-3-14-4s-10-2-16-2c-15 0-26 5-34 14s-12 22-12 40c0 8 1 15 3 22s4 12 8 16 9 9 15 11 13 4 22 4c7 0 13-1 19-2s10-3 13-4l4 22c-1 1-4 1-6 2s-6 2-10 3-7 1-11 1-8 1-12 1z">
              <text:p/>
            </draw:path>
            <draw:path draw:style-name="gr6" draw:text-style-name="P4" draw:layer="layout" svg:width="0.137cm" svg:height="0.153cm" svg:x="6.798cm" svg:y="16.454cm" svg:viewBox="0 0 138 154" svg:d="m138 77c0 12-2 22-5 32s-8 17-14 24-14 12-22 16c-9 3-18 5-28 5s-19-2-28-5c-8-4-15-9-22-16s-11-15-14-24-5-20-5-32c0-11 2-22 5-31s8-18 14-25 14-12 22-15 18-6 28-6 19 2 28 6 16 8 22 15 11 15 14 25 5 20 5 31zm-27 0c0-17-4-30-11-39s-18-15-31-15-23 5-31 15-11 22-11 39 4 30 11 39 18 15 31 15 23-5 31-15 11-22 11-39z">
              <text:p/>
            </draw:path>
            <draw:path draw:style-name="gr6" draw:text-style-name="P4" draw:layer="layout" svg:width="0.199cm" svg:height="0.149cm" svg:x="6.976cm" svg:y="16.454cm" svg:viewBox="0 0 200 150" svg:d="m0 7c6-1 14-3 24-4s21-3 34-3c10 0 18 1 24 4s12 6 16 11c2-1 4-2 6-4s7-3 11-5 9-3 14-4 10-2 16-2c11 0 21 2 28 5s13 8 17 14 6 13 8 21 2 18 2 28v82h-26v-77c0-9 0-16-1-22s-3-12-5-16-6-7-10-9-9-3-16-3c-9 0-16 1-22 4s-9 4-12 6c2 5 3 10 4 16s1 12 1 18v83h-26v-77c0-9 0-16-1-22s-3-12-5-16-6-7-10-9-9-3-16-3c-2 0-5 0-8 0s-6 1-9 1-5 1-7 1-4 1-5 1v124h-26z">
              <text:p/>
            </draw:path>
            <draw:path draw:style-name="gr7" draw:text-style-name="P4" draw:layer="layout" svg:width="0.208cm" svg:height="0.146cm" svg:x="4.813cm" svg:y="16.445cm" svg:viewBox="0 0 209 147" svg:d="m137 147c-5-14-11-29-17-47s-11-35-15-54c-5 19-11 37-16 54s-12 33-17 47h-24c-9-19-17-42-25-66s-16-52-23-81h28c2 9 4 18 7 29s5 21 8 31 6 20 9 30 7 18 10 25c3-9 6-18 9-28s6-20 9-30 6-20 8-30 5-19 7-27h22c1 8 3 18 6 27s5 20 7 30 6 20 9 30 6 19 10 28c2-7 5-15 8-25s7-20 10-30 5-21 8-31 5-20 7-29h27c-7 29-15 56-23 81s-16 47-25 66z">
              <text:p/>
            </draw:path>
            <draw:path draw:style-name="gr7" draw:text-style-name="P4" draw:layer="layout" svg:width="0.208cm" svg:height="0.146cm" svg:x="5.037cm" svg:y="16.445cm" svg:viewBox="0 0 209 147" svg:d="m137 147c-5-14-11-29-17-47s-11-35-15-54c-5 19-11 37-16 54s-12 33-17 47h-24c-9-19-17-42-25-66s-16-52-23-81h28c2 9 4 18 7 29s5 21 8 31 6 20 9 30 7 18 10 25c3-9 6-18 9-28s6-20 9-30 6-20 8-30 5-19 7-27h22c1 8 3 18 6 27s5 20 7 30 6 20 9 30 6 19 10 28c2-7 5-15 8-25s7-20 10-30 5-21 8-31 5-20 7-29h27c-7 29-15 56-23 81s-16 47-25 66z">
              <text:p/>
            </draw:path>
            <draw:path draw:style-name="gr7" draw:text-style-name="P4" draw:layer="layout" svg:width="0.208cm" svg:height="0.146cm" svg:x="5.262cm" svg:y="16.445cm" svg:viewBox="0 0 209 147" svg:d="m137 147c-5-14-11-29-17-47s-11-35-15-54c-5 19-11 37-16 54s-12 33-17 47h-24c-9-19-17-42-25-66s-16-52-23-81h28c2 9 4 18 7 29s5 21 8 31 6 20 9 30 7 18 10 25c3-9 6-18 9-28s6-20 9-30 6-20 8-30 5-19 7-27h22c1 8 3 18 6 27s5 20 7 30 6 20 9 30 6 19 10 28c2-7 5-15 8-25s7-20 10-30 5-21 8-31 5-20 7-29h27c-7 29-15 56-23 81s-16 47-25 66z">
              <text:p/>
            </draw:path>
            <draw:path draw:style-name="gr7" draw:text-style-name="P4" draw:layer="layout" svg:width="0.037cm" svg:height="0.037cm" svg:x="5.483cm" svg:y="16.558cm" svg:viewBox="0 0 38 38" svg:d="m38 19c0 5-2 10-5 13-4 4-8 6-14 6s-10-2-14-6c-3-3-5-8-5-13s2-10 5-13 8-6 14-6 10 2 14 6 5 8 5 13z">
              <text:p/>
            </draw:path>
            <draw:path draw:style-name="gr7" draw:text-style-name="P4" draw:layer="layout" svg:width="0.208cm" svg:height="0.146cm" svg:x="5.545cm" svg:y="16.445cm" svg:viewBox="0 0 209 147" svg:d="m137 147c-5-14-11-29-17-47s-11-35-15-54c-5 19-11 37-16 54s-12 33-17 47h-24c-9-19-17-42-25-66s-16-52-23-81h28c2 9 4 18 7 29s5 21 8 31 6 20 9 30 7 18 10 25c3-9 6-18 9-28s6-20 9-30 6-20 8-30 5-19 7-27h22c1 8 3 18 6 27s5 20 7 30 6 20 9 30 6 19 10 28c2-7 5-15 8-25s7-20 10-30 5-21 8-31 5-20 7-29h27c-7 29-15 56-23 81s-16 47-25 66z">
              <text:p/>
            </draw:path>
            <draw:path draw:style-name="gr7" draw:text-style-name="P4" draw:layer="layout" svg:width="0.133cm" svg:height="0.199cm" svg:x="5.765cm" svg:y="16.445cm" svg:viewBox="0 0 134 200" svg:d="m5 174c2 1 5 2 8 3s6 1 9 1c11 0 19-2 25-7s10-12 14-22c-11-23-21-46-32-72s-18-51-25-77h28c2 8 5 18 8 27s7 20 10 31 7 20 11 31 8 20 13 30c7-20 13-40 18-59s10-39 15-60h27c-7 28-15 54-23 80s-17 49-26 71c-4 9-8 16-12 22s-8 11-13 15-11 7-17 9-13 3-20 3c-2 0-4 0-7 0s-4-1-6-2c-2 0-4-1-6-1s-3-1-4-2z">
              <text:p/>
            </draw:path>
            <draw:path draw:style-name="gr7" draw:text-style-name="P4" draw:layer="layout" svg:width="0.137cm" svg:height="0.153cm" svg:x="5.918cm" svg:y="16.442cm" svg:viewBox="0 0 138 154" svg:d="m138 77c0 12-2 22-5 32s-8 17-14 24-14 12-22 16c-9 3-18 5-28 5s-19-2-28-5c-8-4-15-9-22-16s-11-15-14-24-5-20-5-32c0-11 2-22 5-31s8-18 14-25 14-12 22-15 18-6 28-6 19 2 28 6 16 8 22 15 11 15 14 25 5 20 5 31zm-27 0c0-17-4-30-11-39s-18-15-31-15-23 5-31 15-11 22-11 39 4 30 11 39 18 15 31 15 23-5 31-15 11-22 11-39z">
              <text:p/>
            </draw:path>
            <draw:path draw:style-name="gr7" draw:text-style-name="P4" draw:layer="layout" svg:width="0.047cm" svg:height="0.221cm" svg:x="6.096cm" svg:y="16.373cm" svg:viewBox="0 0 48 222" svg:d="m44 222c-16 0-27-4-34-10s-10-17-10-31v-176l26-5v177c0 4 0 7 1 10s2 5 4 7 4 3 7 4 6 1 10 2z">
              <text:p/>
            </draw:path>
            <draw:path draw:style-name="gr7" draw:text-style-name="P4" draw:layer="layout" svg:width="0.118cm" svg:height="0.149cm" svg:x="6.174cm" svg:y="16.445cm" svg:viewBox="0 0 119 150" svg:d="m119 143c-6 1-14 3-24 4s-21 3-34 3c-12 0-21-2-29-5s-14-8-19-14-8-13-10-21-3-18-3-28v-82h26v77c0 18 3 31 9 38s15 12 29 12c2 0 5 0 8 0s6-1 9-1 5-1 7-1 4 0 5-1v-124h26z">
              <text:p/>
            </draw:path>
            <draw:path draw:style-name="gr7" draw:text-style-name="P4" draw:layer="layout" svg:width="0.199cm" svg:height="0.149cm" svg:x="6.341cm" svg:y="16.442cm" svg:viewBox="0 0 200 150" svg:d="m0 7c6-1 14-3 24-4s21-3 34-3c10 0 18 1 24 4s12 6 16 11c2-1 4-2 6-4s7-3 11-5 9-3 14-4 10-2 16-2c11 0 21 2 28 5s13 8 17 14 6 13 8 21 2 18 2 28v82h-26v-77c0-9 0-16-1-22s-3-12-5-16-6-7-10-9-9-3-16-3c-9 0-16 1-22 4s-9 4-12 6c2 5 3 10 4 16s1 12 1 18v83h-26v-77c0-9 0-16-1-22s-3-12-5-16-6-7-10-9-9-3-16-3c-2 0-5 0-8 0s-6 1-9 1-5 1-7 1-4 1-5 1v124h-26z">
              <text:p/>
            </draw:path>
            <draw:path draw:style-name="gr7" draw:text-style-name="P4" draw:layer="layout" svg:width="0.037cm" svg:height="0.037cm" svg:x="6.588cm" svg:y="16.558cm" svg:viewBox="0 0 38 38" svg:d="m38 19c0 5-2 10-5 13-4 4-8 6-14 6s-10-2-14-6c-3-3-5-8-5-13s2-10 5-13 8-6 14-6 10 2 14 6 5 8 5 13z">
              <text:p/>
            </draw:path>
            <draw:path draw:style-name="gr7" draw:text-style-name="P4" draw:layer="layout" svg:width="0.11cm" svg:height="0.152cm" svg:x="6.659cm" svg:y="16.442cm" svg:viewBox="0 0 111 153" svg:d="m72 153c-12 0-22-2-31-6-9-3-17-9-23-15s-10-15-13-24-5-20-5-31 2-22 5-31 8-17 14-24 13-12 22-16 19-6 29-6c7 0 13 1 20 2s13 3 19 5l-6 22c-4-2-9-3-14-4s-10-2-16-2c-15 0-26 5-34 14s-12 22-12 40c0 8 1 15 3 22s4 12 8 16 9 9 15 11 13 4 22 4c7 0 13-1 19-2s10-3 13-4l4 22c-1 1-4 1-6 2s-6 2-10 3-7 1-11 1-8 1-12 1z">
              <text:p/>
            </draw:path>
            <draw:path draw:style-name="gr7" draw:text-style-name="P4" draw:layer="layout" svg:width="0.137cm" svg:height="0.153cm" svg:x="6.786cm" svg:y="16.442cm" svg:viewBox="0 0 138 154" svg:d="m138 77c0 12-2 22-5 32s-8 17-14 24-14 12-22 16c-9 3-18 5-28 5s-19-2-28-5c-8-4-15-9-22-16s-11-15-14-24-5-20-5-32c0-11 2-22 5-31s8-18 14-25 14-12 22-15 18-6 28-6 19 2 28 6 16 8 22 15 11 15 14 25 5 20 5 31zm-27 0c0-17-4-30-11-39s-18-15-31-15-23 5-31 15-11 22-11 39 4 30 11 39 18 15 31 15 23-5 31-15 11-22 11-39z">
              <text:p/>
            </draw:path>
            <draw:path draw:style-name="gr7" draw:text-style-name="P4" draw:layer="layout" svg:width="0.199cm" svg:height="0.149cm" svg:x="6.964cm" svg:y="16.442cm" svg:viewBox="0 0 200 150" svg:d="m0 7c6-1 14-3 24-4s21-3 34-3c10 0 18 1 24 4s12 6 16 11c2-1 4-2 6-4s7-3 11-5 9-3 14-4 10-2 16-2c11 0 21 2 28 5s13 8 17 14 6 13 8 21 2 18 2 28v82h-26v-77c0-9 0-16-1-22s-3-12-5-16-6-7-10-9-9-3-16-3c-9 0-16 1-22 4s-9 4-12 6c2 5 3 10 4 16s1 12 1 18v83h-26v-77c0-9 0-16-1-22s-3-12-5-16-6-7-10-9-9-3-16-3c-2 0-5 0-8 0s-6 1-9 1-5 1-7 1-4 1-5 1v124h-26z">
              <text:p/>
            </draw:path>
          </draw:g>
          <draw:g>
            <draw:path draw:style-name="gr8" draw:text-style-name="P5" draw:layer="layout" svg:width="2.564cm" svg:height="0.741cm" svg:x="4.719cm" svg:y="15.11cm" svg:viewBox="0 0 2565 742" svg:d="m0 742c0-247 0-495 0-742 855 0 1710 0 2565 0 0 247 0 495 0 742-855 0-1710 0-2565 0z">
              <text:p/>
            </draw:path>
            <draw:path draw:style-name="gr9" draw:text-style-name="P6" draw:layer="layout" svg:width="0.054cm" svg:height="0.39cm" svg:x="4.881cm" svg:y="15.314cm" svg:viewBox="0 0 55 391" svg:d="m0 0c18 0 37 0 55 0 0 130 0 261 0 391-18 0-37 0-55 0 0-130 0-261 0-391z">
              <text:p/>
            </draw:path>
            <draw:path draw:style-name="gr9" draw:text-style-name="P6" draw:layer="layout" svg:width="0.243cm" svg:height="0.399cm" svg:x="5.021cm" svg:y="15.305cm" svg:viewBox="0 0 244 400" svg:d="m231 109c0 13-3 26-8 39s-12 25-21 37-19 25-30 36-23 24-35 35c-6 7-14 14-22 23s-17 17-24 27-14 18-19 27-7 16-7 22h179v45h-236c-1-2-1-5-1-7s0-4 0-6c0-18 3-34 9-49s13-30 22-43 20-27 32-39 23-24 34-35c10-9 19-18 27-27s16-17 23-26 11-18 15-27 6-20 6-30c0-12-2-21-5-29s-9-15-15-20-13-9-21-11-16-4-25-4c-11 0-21 2-30 5s-17 6-24 10-13 8-18 12-8 8-11 10l-26-37c3-4 8-9 15-14s15-11 24-16 20-9 32-12 24-5 37-5c41 0 72 9 92 28s31 46 31 81z">
              <text:p/>
            </draw:path>
            <draw:path draw:style-name="gr9" draw:text-style-name="P6" draw:layer="layout" svg:width="0.308cm" svg:height="0.407cm" svg:x="5.343cm" svg:y="15.305cm" svg:viewBox="0 0 309 408" svg:d="m254 208h55v183c-5 1-11 3-19 5s-19 3-30 5-23 4-36 5-27 2-40 2c-28 0-53-5-75-14-23-9-42-22-58-39s-29-39-38-64-13-54-13-87 5-62 15-87 23-47 40-64 37-30 60-39 47-14 73-14c18 0 33 1 47 3s26 5 35 8 18 6 24 9 11 6 13 7l-17 46c-11-7-26-13-44-18s-36-7-55-7c-20 0-38 4-55 11s-30 17-42 31-20 30-26 49-10 41-10 66c0 23 3 44 8 63s14 36 25 50 25 24 41 32 36 11 58 11c16 0 29-1 40-3s19-3 24-4z">
              <text:p/>
            </draw:path>
            <draw:path draw:style-name="gr9" draw:text-style-name="P6" draw:layer="layout" svg:width="0.273cm" svg:height="0.394cm" svg:x="5.74cm" svg:y="15.31cm" svg:viewBox="0 0 274 395" svg:d="m104 0c54 0 96 10 126 31s44 52 44 94c0 22-4 42-12 58s-20 29-35 39-33 17-55 21-46 7-74 7h-43v145h-55v-385c15-4 33-7 51-8s37-2 53-2zm4 48c-23 0-41 1-53 2v153h41c18 0 35-1 50-4s28-6 38-12 18-14 24-24 8-23 8-39c0-15-3-27-9-37s-13-18-23-23-21-10-35-13-26-3-41-3z">
              <text:p/>
            </draw:path>
            <draw:path draw:style-name="gr9" draw:text-style-name="P6" draw:layer="layout" svg:width="0.262cm" svg:height="0.407cm" svg:x="6.053cm" svg:y="15.305cm" svg:viewBox="0 0 263 408" svg:d="m120 361c57 0 85-20 85-59 0-12-3-22-8-31s-11-15-20-22-18-11-29-16-23-9-35-13c-15-5-28-11-41-17s-23-13-33-22-16-18-22-30-8-26-8-42c0-34 12-61 35-80s55-29 96-29c24 0 45 3 65 8s33 10 42 16l-17 44c-8-4-20-9-36-14s-33-7-54-7c-11 0-20 1-29 3s-17 6-24 11-12 10-16 17-6 15-6 24c0 11 2 20 6 27s10 13 18 19 16 10 26 15 20 8 32 13c17 6 33 13 47 20s26 15 37 24 18 21 24 34 8 29 8 47c0 34-12 61-37 79s-60 28-106 28c-15 0-29-1-42-3s-25-5-35-7c-10-3-19-6-26-9s-13-6-17-9l16-44c9 5 22 10 40 16s39 9 64 9z">
              <text:p/>
            </draw:path>
            <draw:path draw:style-name="gr9" draw:text-style-name="P6" draw:layer="layout" svg:width="0.281cm" svg:height="0.044cm" svg:x="6.333cm" svg:y="15.764cm" svg:viewBox="0 0 282 45" svg:d="m0 0c94 0 188 0 282 0 0 15 0 30 0 45-94 0-188 0-282 0 0-15 0-30 0-45z">
              <text:p/>
            </draw:path>
            <draw:path draw:style-name="gr9" draw:text-style-name="P6" draw:layer="layout" svg:width="0.264cm" svg:height="0.292cm" svg:x="6.623cm" svg:y="15.412cm" svg:viewBox="0 0 265 293" svg:d="m265 0c-15 55-32 107-52 158s-39 95-57 135h-47c-18-40-38-85-57-135s-37-103-52-158h56c5 18 10 38 16 59s13 41 20 61 14 40 21 59 14 37 21 51c6-14 13-31 20-51s14-38 21-59 14-41 20-61 11-41 16-59z">
              <text:p/>
            </draw:path>
            <draw:path draw:style-name="gr9" draw:text-style-name="P6" draw:layer="layout" svg:width="0.154cm" svg:height="0.39cm" svg:x="6.951cm" svg:y="15.314cm" svg:viewBox="0 0 155 391" svg:d="m0 81c21-8 42-19 62-32s39-29 56-49h37v391h-52v-318c-4 4-10 8-17 13s-13 8-21 13-16 8-24 11-17 7-25 10z">
              <text:p/>
            </draw:path>
            <draw:path draw:style-name="gr10" draw:text-style-name="P6" draw:layer="layout" svg:width="0.054cm" svg:height="0.39cm" svg:x="4.857cm" svg:y="15.29cm" svg:viewBox="0 0 55 391" svg:d="m0 0c18 0 37 0 55 0 0 130 0 261 0 391-18 0-37 0-55 0 0-130 0-261 0-391z">
              <text:p/>
            </draw:path>
            <draw:path draw:style-name="gr10" draw:text-style-name="P6" draw:layer="layout" svg:width="0.243cm" svg:height="0.399cm" svg:x="4.997cm" svg:y="15.281cm" svg:viewBox="0 0 244 400" svg:d="m231 109c0 13-3 26-8 39s-12 25-21 37-19 25-30 36-23 24-35 35c-6 7-14 14-22 23s-17 17-24 27-14 18-19 27-7 16-7 22h179v45h-236c-1-2-1-5-1-7s0-4 0-6c0-18 3-34 9-49s13-30 22-43 20-27 32-39 23-24 34-35c10-9 19-18 27-27s16-17 23-26 11-18 15-27 6-20 6-30c0-12-2-21-5-29s-9-15-15-20-13-9-21-11-16-4-25-4c-11 0-21 2-30 5s-17 6-24 10-13 8-18 12-8 8-11 10l-26-37c3-4 8-9 15-14s15-11 24-16 20-9 32-12 24-5 37-5c41 0 72 9 92 28s31 46 31 81z">
              <text:p/>
            </draw:path>
            <draw:path draw:style-name="gr10" draw:text-style-name="P6" draw:layer="layout" svg:width="0.308cm" svg:height="0.407cm" svg:x="5.319cm" svg:y="15.281cm" svg:viewBox="0 0 309 408" svg:d="m254 208h55v183c-5 1-11 3-19 5s-19 3-30 5-23 4-36 5-27 2-40 2c-28 0-53-5-75-14-23-9-42-22-58-39s-29-39-38-64-13-54-13-87 5-62 15-87 23-47 40-64 37-30 60-39 47-14 73-14c18 0 33 1 47 3s26 5 35 8 18 6 24 9 11 6 13 7l-17 46c-11-7-26-13-44-18s-36-7-55-7c-20 0-38 4-55 11s-30 17-42 31-20 30-26 49-10 41-10 66c0 23 3 44 8 63s14 36 25 50 25 24 41 32 36 11 58 11c16 0 29-1 40-3s19-3 24-4z">
              <text:p/>
            </draw:path>
            <draw:path draw:style-name="gr10" draw:text-style-name="P6" draw:layer="layout" svg:width="0.273cm" svg:height="0.394cm" svg:x="5.716cm" svg:y="15.286cm" svg:viewBox="0 0 274 395" svg:d="m104 0c54 0 96 10 126 31s44 52 44 94c0 22-4 42-12 58s-20 29-35 39-33 17-55 21-46 7-74 7h-43v145h-55v-385c15-4 33-7 51-8s37-2 53-2zm4 48c-23 0-41 1-53 2v153h41c18 0 35-1 50-4s28-6 38-12 18-14 24-24 8-23 8-39c0-15-3-27-9-37s-13-18-23-23-21-10-35-13-26-3-41-3z">
              <text:p/>
            </draw:path>
            <draw:path draw:style-name="gr10" draw:text-style-name="P6" draw:layer="layout" svg:width="0.262cm" svg:height="0.407cm" svg:x="6.029cm" svg:y="15.281cm" svg:viewBox="0 0 263 408" svg:d="m120 361c57 0 85-20 85-59 0-12-3-22-8-31s-11-15-20-22-18-11-29-16-23-9-35-13c-15-5-28-11-41-17s-23-13-33-22-16-18-22-30-8-26-8-42c0-34 12-61 35-80s55-29 96-29c24 0 45 3 65 8s33 10 42 16l-17 44c-8-4-20-9-36-14s-33-7-54-7c-11 0-20 1-29 3s-17 6-24 11-12 10-16 17-6 15-6 24c0 11 2 20 6 27s10 13 18 19 16 10 26 15 20 8 32 13c17 6 33 13 47 20s26 15 37 24 18 21 24 34 8 29 8 47c0 34-12 61-37 79s-60 28-106 28c-15 0-29-1-42-3s-25-5-35-7c-10-3-19-6-26-9s-13-6-17-9l16-44c9 5 22 10 40 16s39 9 64 9z">
              <text:p/>
            </draw:path>
            <draw:path draw:style-name="gr10" draw:text-style-name="P6" draw:layer="layout" svg:width="0.281cm" svg:height="0.044cm" svg:x="6.309cm" svg:y="15.74cm" svg:viewBox="0 0 282 45" svg:d="m0 0c94 0 188 0 282 0 0 15 0 30 0 45-94 0-188 0-282 0 0-15 0-30 0-45z">
              <text:p/>
            </draw:path>
            <draw:path draw:style-name="gr10" draw:text-style-name="P6" draw:layer="layout" svg:width="0.264cm" svg:height="0.292cm" svg:x="6.599cm" svg:y="15.388cm" svg:viewBox="0 0 265 293" svg:d="m265 0c-15 55-32 107-52 158s-39 95-57 135h-47c-18-40-38-85-57-135s-37-103-52-158h56c5 18 10 38 16 59s13 41 20 61 14 40 21 59 14 37 21 51c6-14 13-31 20-51s14-38 21-59 14-41 20-61 11-41 16-59z">
              <text:p/>
            </draw:path>
            <draw:path draw:style-name="gr10" draw:text-style-name="P6" draw:layer="layout" svg:width="0.154cm" svg:height="0.39cm" svg:x="6.927cm" svg:y="15.29cm" svg:viewBox="0 0 155 391" svg:d="m0 81c21-8 42-19 62-32s39-29 56-49h37v391h-52v-318c-4 4-10 8-17 13s-13 8-21 13-16 8-24 11-17 7-25 10z">
              <text:p/>
            </draw:path>
          </draw:g>
          <draw:frame draw:style-name="gr2" draw:text-style-name="P1" draw:layer="layout" svg:width="6.194cm" svg:height="2.987cm" svg:x="4.587cm" svg:y="2.793cm">
            <draw:image xlink:href="Pictures/100000000000051000000274B0461F90.png" xlink:type="simple" xlink:show="embed" xlink:actuate="onLoad">
              <text:p/>
            </draw:image>
          </draw:frame>
          <draw:frame draw:style-name="gr2" draw:text-style-name="P1" draw:layer="layout" svg:width="6.406cm" svg:height="3.199cm" draw:transform="rotate (3.1415926535892) translate (10.887cm 12.336cm)">
            <draw:image xlink:href="Pictures/1000000000001AEA00000CFA39708C9B.png" xlink:type="simple" xlink:show="embed" xlink:actuate="onLoad">
              <text:p/>
            </draw:image>
          </draw:frame>
          <draw:path draw:style-name="gr1" draw:text-style-name="P1" draw:layer="layout" svg:width="1.441cm" svg:height="3.198cm" draw:transform="rotate (3.1415926535892) translate (4.53446382843078cm 17.241815320042cm)" svg:viewBox="0 0 1442 3199" svg:d="m0 3199c0-1067 0-2133 0-3199 1442 597 0 0 1442 597 0 1066 0 1535 0 2602-481 0-961 0-1442 0z">
            <text:p/>
          </draw:path>
          <draw:path draw:style-name="gr1" draw:text-style-name="P1" draw:layer="layout" svg:width="1.441cm" svg:height="3.198cm" draw:transform="rotate (3.1415926535892) translate (12.2753658770864cm 17.2418153200394cm)" svg:viewBox="0 0 1442 3199" svg:d="m0 3199c0-1067 0-1536 0-2602 1442-597 0 0 1442-597 0 1066 0 2132 0 3199-481 0-961 0-1442 0z">
            <text:p/>
          </draw:path>
          <draw:g>
            <draw:path draw:style-name="gr11" draw:text-style-name="P1" draw:layer="layout" svg:width="1.49cm" svg:height="1.493cm" svg:x="10.94cm" svg:y="17.301cm" svg:viewBox="0 0 1491 1494" svg:d="m1491 121c-3 25-5 51-8 76-4 25-8 51-12 76-5 25-11 50-16 75-7 25-13 49-20 74-8 24-16 49-24 73-9 24-18 48-27 72-10 23-21 47-31 70-11 23-23 46-34 69-13 22-25 44-38 66-14 22-28 43-42 65-15 21-30 42-45 63-16 20-31 40-47 60-17 19-34 38-51 57-18 18-36 37-54 55-19 17-37 35-56 52-20 16-40 33-60 49-20 15-41 31-61 46-21 14-43 29-64 43-22 13-44 26-66 39-23 12-45 24-68 36-23 11-46 22-69 33-24 9-48 19-72 28s-48 17-72 26c-25 7-49 14-74 21-25 6-50 12-75 18-25 4-50 9-75 13-26 3-51 7-77 10-25 2-51 4-76 6-26 1-51 1-77 2 0-498 0-996 0-1494 497 40 994 81 1491 121z">
              <text:p/>
            </draw:path>
            <draw:path draw:style-name="gr12" draw:text-style-name="P1" draw:layer="layout" svg:width="1.49cm" svg:height="1.493cm" svg:x="10.94cm" svg:y="17.301cm" svg:viewBox="0 0 1491 1494" svg:d="m1491 121c-3 25-5 51-8 76-4 25-8 51-12 76-5 25-11 50-16 75-7 25-13 49-20 74-8 24-16 49-24 73-9 24-18 48-27 72-10 23-21 47-31 70-11 23-23 46-34 69-13 22-25 44-38 66-14 22-28 43-42 65-15 21-30 42-45 63-16 20-31 40-47 60-17 19-34 38-51 57-18 18-36 37-54 55-19 17-37 35-56 52-20 16-40 33-60 49-20 15-41 31-61 46-21 14-43 29-64 43-22 13-44 26-66 39-23 12-45 24-68 36-23 11-46 22-69 33-24 9-48 19-72 28s-48 17-72 26c-25 7-49 14-74 21-25 6-50 12-75 18-25 4-50 9-75 13-26 3-51 7-77 10-25 2-51 4-76 6-26 1-51 1-77 2 0-498 0-996 0-1494 497 40 994 81 1491 121z">
              <text:p/>
            </draw:path>
          </draw:g>
          <draw:g>
            <draw:path draw:style-name="gr11" draw:text-style-name="P1" draw:layer="layout" svg:width="1.49cm" svg:height="1.493cm" svg:x="2.937cm" svg:y="17.301cm" svg:viewBox="0 0 1491 1494" svg:d="m0 118c3 25 5 51 8 76 4 25 8 51 12 76 5 25 11 50 16 75 6 25 13 50 19 75 8 24 16 49 24 73 9 24 18 48 27 72 10 23 21 47 31 70 11 23 23 46 34 69 13 22 25 45 38 67 14 21 28 43 42 64 15 21 29 42 44 63 16 20 32 40 48 60 17 19 34 39 51 58 18 18 36 37 54 55 19 17 37 35 56 52 20 16 40 33 60 49 20 15 41 31 61 46 21 14 43 29 64 43 22 13 44 27 66 40 23 12 45 24 68 36 23 11 47 21 70 32 24 10 47 19 71 29 24 8 49 17 73 25 24 7 49 15 73 22 25 6 50 11 75 17 25 5 51 9 76 14 25 3 51 7 76 10 26 2 51 4 77 6 26 1 51 1 77 2 0-498 0-996 0-1494-497 39-994 79-1491 118z">
              <text:p/>
            </draw:path>
            <draw:path draw:style-name="gr12" draw:text-style-name="P1" draw:layer="layout" svg:width="1.49cm" svg:height="1.493cm" svg:x="2.937cm" svg:y="17.301cm" svg:viewBox="0 0 1491 1494" svg:d="m0 118c3 25 5 51 8 76 4 25 8 51 12 76 5 25 11 50 16 75 6 25 13 50 19 75 8 24 16 49 24 73 9 24 18 48 27 72 10 23 21 47 31 70 11 23 23 46 34 69 13 22 25 45 38 67 14 21 28 43 42 64 15 21 29 42 44 63 16 20 32 40 48 60 17 19 34 39 51 58 18 18 36 37 54 55 19 17 37 35 56 52 20 16 40 33 60 49 20 15 41 31 61 46 21 14 43 29 64 43 22 13 44 27 66 40 23 12 45 24 68 36 23 11 47 21 70 32 24 10 47 19 71 29 24 8 49 17 73 25 24 7 49 15 73 22 25 6 50 11 75 17 25 5 51 9 76 14 25 3 51 7 76 10 26 2 51 4 77 6 26 1 51 1 77 2 0-498 0-996 0-1494-497 39-994 79-1491 118z">
              <text:p/>
            </draw:path>
          </draw:g>
          <draw:path draw:style-name="gr1" draw:text-style-name="P1" draw:layer="layout" svg:width="6.193cm" svg:height="1.599cm" svg:x="4.587cm" svg:y="5.836cm" svg:viewBox="0 0 6194 1600" svg:d="m6194 0c0 533 0 1067 0 1600-2065 0-4129 0-6194 0 0-533 0-1067 0-1600 2065 0 4129 0 6194 0z">
            <text:p/>
          </draw:path>
          <draw:path draw:style-name="gr1" draw:text-style-name="P1" draw:layer="layout" svg:width="1.601cm" svg:height="3.198cm" svg:x="1.118cm" svg:y="9.138cm" svg:viewBox="0 0 1602 3199" svg:d="m1602 0c0 1066 0 2133 0 3199-534 0-1068 0-1602 0 0-1066 0-2133 0-3199 534 0 1068 0 1602 0z">
            <text:p/>
          </draw:path>
          <draw:path draw:style-name="gr1" draw:text-style-name="P1" draw:layer="layout" svg:width="1.601cm" svg:height="3.198cm" svg:x="12.648cm" svg:y="9.138cm" svg:viewBox="0 0 1602 3199" svg:d="m1602 0c0 1066 0 2133 0 3199-534 0-1068 0-1602 0 0-1066 0-2133 0-3199 534 0 1068 0 1602 0z">
            <text:p/>
          </draw:path>
          <draw:path draw:style-name="gr1" draw:text-style-name="P1" draw:layer="layout" svg:width="-1.441cm" svg:height="-1.598cm" svg:x="4.42cm" svg:y="13.994cm" svg:viewBox="0 0 -1442 -1599" svg:d="m0 1599c0-533 0-1066 0-1599 1442 78 0 0 1442 78 0 533 0 897 0 1430-1442 91 0 0-1442 91z">
            <text:p/>
          </draw:path>
          <draw:path draw:style-name="gr1" draw:text-style-name="P1" draw:layer="layout" svg:width="1.441cm" svg:height="1.598cm" svg:x="10.947cm" svg:y="12.395cm" svg:viewBox="0 0 1442 1599" svg:d="m0 1599c0-533 0-1066 0-1599 1442 78 0 0 1442 78 0 533 0 897 0 1430-1442 91 0 0-1442 91z">
            <text:p/>
          </draw:path>
          <draw:path draw:style-name="gr1" draw:text-style-name="P1" draw:layer="layout" svg:width="-1.441cm" svg:height="-1.598cm" svg:x="4.427cm" svg:y="9.084cm" svg:viewBox="0 0 -1442 -1599" svg:d="m0 1599c0-533 0-1066 0-1599 1442 78 0 0 1442 78 0 533 0 897 0 1430-1442 91 0 0-1442 91z">
            <text:p/>
          </draw:path>
          <draw:path draw:style-name="gr1" draw:text-style-name="P1" draw:layer="layout" svg:width="1.441cm" svg:height="1.598cm" svg:x="10.941cm" svg:y="7.485cm" svg:viewBox="0 0 1442 1599" svg:d="m0 1599c0-533 0-1066 0-1599 1442 78 0 0 1442 78 0 533 0 897 0 1430-1442 91 0 0-1442 91z">
            <text:p/>
          </draw:path>
          <draw:path draw:style-name="gr1" draw:text-style-name="P1" draw:layer="layout" svg:width="6.193cm" svg:height="1.599cm" svg:x="4.597cm" svg:y="1.143cm" svg:viewBox="0 0 6194 1600" svg:d="m6194 0c0 533 0 1067 0 1600-2065 0-4129 0-6194 0 0-533 0-1067 0-1600 2065 0 4129 0 6194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unch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ool Mahidharia</meta:initial-creator>
    <meta:creation-date>2011-12-09T17:27:26.33</meta:creation-date>
    <dc:date>2012-05-25T13:27:27.29</dc:date>
    <dc:creator>Anool Mahidharia</dc:creator>
    <meta:editing-duration>PT11H32M28S</meta:editing-duration>
    <meta:editing-cycles>58</meta:editing-cycles>
    <meta:generator>OpenOffice.org/3.3$Win32 OpenOffice.org_project/330m20$Build-9567</meta:generator>
    <meta:printed-by>Anool Mahidharia</meta:printed-by>
    <meta:print-date>2012-05-25T12:34:00.83</meta:print-date>
    <meta:document-statistic meta:object-count="263"/>
  </office:meta>
</office:document-meta>
</file>